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7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office:value-type="string">
            <text:p>T before</text:p>
          </table:table-cell>
          <table:table-cell office:value-type="string">
            <text:p>T after</text:p>
          </table:table-cell>
          <table:table-cell office:value-type="string">
            <text:p>T avg</text:p>
          </table:table-cell>
          <table:table-cell office:value-type="string">
            <text:p>IVH</text:p>
          </table:table-cell>
          <table:table-cell table:number-columns-repeated="4"/>
          <table:table-cell office:value-type="string">
            <text:p>IVV</text:p>
          </table:table-cell>
          <table:table-cell table:number-columns-repeated="4"/>
          <table:table-cell office:value-type="string">
            <text:p>IHV</text:p>
          </table:table-cell>
          <table:table-cell table:number-columns-repeated="4"/>
          <table:table-cell office:value-type="string">
            <text:p>IHH</text:p>
          </table:table-cell>
          <table:table-cell table:number-columns-repeated="5"/>
          <table:table-cell office:value-type="string">
            <text:p>IVHa</text:p>
          </table:table-cell>
          <table:table-cell office:value-type="string">
            <text:p>IV er</text:p>
          </table:table-cell>
          <table:table-cell office:value-type="string">
            <text:p>IVVa</text:p>
          </table:table-cell>
          <table:table-cell table:style-name="Default" office:value-type="string">
            <text:p>IVV er</text:p>
          </table:table-cell>
          <table:table-cell office:value-type="string">
            <text:p>IHVa</text:p>
          </table:table-cell>
          <table:table-cell office:value-type="string">
            <text:p>IHVer</text:p>
          </table:table-cell>
          <table:table-cell office:value-type="string">
            <text:p>IHHa</text:p>
          </table:table-cell>
          <table:table-cell office:value-type="string">
            <text:p>IHH er</text:p>
          </table:table-cell>
          <table:table-cell/>
          <table:table-cell office:value-type="string">
            <text:p>I parallel</text:p>
          </table:table-cell>
          <table:table-cell office:value-type="string">
            <text:p>I perp</text:p>
          </table:table-cell>
          <table:table-cell office:value-type="string">
            <text:p>R</text:p>
          </table:table-cell>
          <table:table-cell/>
          <table:table-cell office:value-type="string">
            <text:p>R error</text:p>
          </table:table-cell>
          <table:table-cell/>
        </table:table-row>
        <table:table-row table:style-name="ro1">
          <table:table-cell table:style-name="ce1" office:value-type="float" office:value="12.33">
            <text:p>12,33</text:p>
          </table:table-cell>
          <table:table-cell office:value-type="float" office:value="12.8">
            <text:p>12,8</text:p>
          </table:table-cell>
          <table:table-cell table:formula="of:=([.A2]+[.B2])/2" office:value-type="float" office:value="12.565">
            <text:p>12,565</text:p>
          </table:table-cell>
          <table:table-cell office:value-type="float" office:value="1.0725">
            <text:p>1,0725</text:p>
          </table:table-cell>
          <table:table-cell office:value-type="float" office:value="1.1005">
            <text:p>1,1005</text:p>
          </table:table-cell>
          <table:table-cell office:value-type="float" office:value="1.1219">
            <text:p>1,1219</text:p>
          </table:table-cell>
          <table:table-cell office:value-type="float" office:value="1.1005">
            <text:p>1,1005</text:p>
          </table:table-cell>
          <table:table-cell office:value-type="float" office:value="1.1038">
            <text:p>1,1038</text:p>
          </table:table-cell>
          <table:table-cell office:value-type="float" office:value="1.9341">
            <text:p>1,9341</text:p>
          </table:table-cell>
          <table:table-cell office:value-type="float" office:value="1.9457">
            <text:p>1,9457</text:p>
          </table:table-cell>
          <table:table-cell office:value-type="float" office:value="1.9325">
            <text:p>1,9325</text:p>
          </table:table-cell>
          <table:table-cell office:value-type="float" office:value="1.9292">
            <text:p>1,9292</text:p>
          </table:table-cell>
          <table:table-cell office:value-type="float" office:value="1.9522">
            <text:p>1,9522</text:p>
          </table:table-cell>
          <table:table-cell table:number-columns-repeated="2" office:value-type="float" office:value="1.3394">
            <text:p>1,3394</text:p>
          </table:table-cell>
          <table:table-cell office:value-type="float" office:value="1.3031">
            <text:p>1,3031</text:p>
          </table:table-cell>
          <table:table-cell office:value-type="float" office:value="1.3723">
            <text:p>1,3723</text:p>
          </table:table-cell>
          <table:table-cell office:value-type="float" office:value="1.318">
            <text:p>1,318</text:p>
          </table:table-cell>
          <table:table-cell office:value-type="float" office:value="1.8468">
            <text:p>1,8468</text:p>
          </table:table-cell>
          <table:table-cell office:value-type="float" office:value="1.8732">
            <text:p>1,8732</text:p>
          </table:table-cell>
          <table:table-cell office:value-type="float" office:value="1.8534">
            <text:p>1,8534</text:p>
          </table:table-cell>
          <table:table-cell office:value-type="float" office:value="1.8567">
            <text:p>1,8567</text:p>
          </table:table-cell>
          <table:table-cell office:value-type="float" office:value="1.8863">
            <text:p>1,8863</text:p>
          </table:table-cell>
          <table:table-cell/>
          <table:table-cell table:formula="of:=SUM([.D2:.H2])/5" office:value-type="float" office:value="1.09984">
            <text:p>1,09984</text:p>
          </table:table-cell>
          <table:table-cell table:formula="of:=MAX(([.D2]-[.Y2]);([.E2]-[.Y2]);([.F2]-[.Y2]);([.G2]-[.Y2]);([.H2]-[.Y2]))" office:value-type="float" office:value="0.0220600000000002">
            <text:p>0,02206</text:p>
          </table:table-cell>
          <table:table-cell table:formula="of:=SUM([.I2:.M2])/5" office:value-type="float" office:value="1.93874">
            <text:p>1,93874</text:p>
          </table:table-cell>
          <table:table-cell table:formula="of:=MAX(([.I2]-[.AA2]);([.J2]-[.AA2]);([.K2]-[.AA2]);([.L2]-[.AA2]);([.M2]-[.AA2]))" office:value-type="float" office:value="0.01346">
            <text:p>0,01346</text:p>
          </table:table-cell>
          <table:table-cell table:formula="of:=SUM([.N2:.R2])/5" office:value-type="float" office:value="1.33444">
            <text:p>1,33444</text:p>
          </table:table-cell>
          <table:table-cell table:formula="of:=MAX(([.N2]-[.AC2]);([.O2]-[.AC2]);([.P2]-[.AC2]);([.Q2]-[.AC2]);([.R2]-[.AC2]))" office:value-type="float" office:value="0.03786">
            <text:p>0,03786</text:p>
          </table:table-cell>
          <table:table-cell table:formula="of:=SUM([.S2:.W2])/5" office:value-type="float" office:value="1.86328">
            <text:p>1,86328</text:p>
          </table:table-cell>
          <table:table-cell table:formula="of:=MAX(([.S2]-[.AE2]);([.T2]-[.AE2]);([.U2]-[.AE2]);([.V2]-[.AE2]);([.W2]-[.AE2]))" office:value-type="float" office:value="0.0230199999999998">
            <text:p>0,02302</text:p>
          </table:table-cell>
          <table:table-cell/>
          <table:table-cell table:formula="of:=([.AA2]/[.AC2])" office:value-type="float" office:value="1.45284913521777">
            <text:p>1,4528491352</text:p>
          </table:table-cell>
          <table:table-cell table:formula="of:=[.Y2]/[.AE2]" office:value-type="float" office:value="0.590270920097892">
            <text:p>0,5902709201</text:p>
          </table:table-cell>
          <table:table-cell table:formula="of:=([.AH2]-[.AI2])/([.AH2]+2*[.AI2])" office:value-type="float" office:value="0.327554177550265">
            <text:p>0,3275541776</text:p>
          </table:table-cell>
          <table:table-cell/>
          <table:table-cell table:formula="of:=(3*[.AC2]*[.AF2]*[.AA2]*[.Y2])/(2*[.AC2]*[.Y2]+[.AE2]*[.AA2])^2+(3*[.AC2]*[.AE2]*[.AA2]*[.Z2])/(2*[.AC2]*[.Y2]+[.AE2]*[.AA2])^2+(3*[.AD2]*[.AE2]*[.AA2]*[.Y2])/(2*[.AC2]*[.Y2]+[.AE2]*[.AA2])^2+(3*[.AC2]*[.AE2]*[.AB2]*[.Y2])/(2*[.AC2]*[.Y2]+[.AE2]*[.AA2])^2" office:value-type="float" office:value="0.0251257311293651">
            <text:p>0,0251257311</text:p>
          </table:table-cell>
          <table:table-cell>
            <draw:frame table:end-cell-address="Tabelle1.AU28" table:end-x="1.213cm" table:end-y="0.399cm" draw:z-index="0" draw:style-name="gr1" svg:width="17.634cm" svg:height="11.862cm" svg:x="1.644cm" svg:y="0.234cm">
              <draw:object draw:notify-on-update-of-ranges="Tabelle1.A2:Tabelle1.A28 Tabelle1.AJ2:Tabelle1.AJ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.88">
            <text:p>16,88</text:p>
          </table:table-cell>
          <table:table-cell office:value-type="float" office:value="17.39">
            <text:p>17,39</text:p>
          </table:table-cell>
          <table:table-cell table:formula="of:=([.A3]+[.B3])/2" office:value-type="float" office:value="17.135">
            <text:p>17,135</text:p>
          </table:table-cell>
          <table:table-cell office:value-type="float" office:value="1.0824">
            <text:p>1,0824</text:p>
          </table:table-cell>
          <table:table-cell office:value-type="float" office:value="1.0923">
            <text:p>1,0923</text:p>
          </table:table-cell>
          <table:table-cell office:value-type="float" office:value="1.0659">
            <text:p>1,0659</text:p>
          </table:table-cell>
          <table:table-cell office:value-type="float" office:value="1.0824">
            <text:p>1,0824</text:p>
          </table:table-cell>
          <table:table-cell office:value-type="float" office:value="1.1186">
            <text:p>1,1186</text:p>
          </table:table-cell>
          <table:table-cell office:value-type="float" office:value="1.9226">
            <text:p>1,9226</text:p>
          </table:table-cell>
          <table:table-cell office:value-type="float" office:value="1.9358">
            <text:p>1,9358</text:p>
          </table:table-cell>
          <table:table-cell office:value-type="float" office:value="1.9061">
            <text:p>1,9061</text:p>
          </table:table-cell>
          <table:table-cell office:value-type="float" office:value="1.9094">
            <text:p>1,9094</text:p>
          </table:table-cell>
          <table:table-cell office:value-type="float" office:value="1.9259">
            <text:p>1,9259</text:p>
          </table:table-cell>
          <table:table-cell office:value-type="float" office:value="1.3361">
            <text:p>1,3361</text:p>
          </table:table-cell>
          <table:table-cell office:value-type="float" office:value="1.3147">
            <text:p>1,3147</text:p>
          </table:table-cell>
          <table:table-cell office:value-type="float" office:value="1.3279">
            <text:p>1,3279</text:p>
          </table:table-cell>
          <table:table-cell office:value-type="float" office:value="1.2998">
            <text:p>1,2998</text:p>
          </table:table-cell>
          <table:table-cell office:value-type="float" office:value="1.3246">
            <text:p>1,3246</text:p>
          </table:table-cell>
          <table:table-cell office:value-type="float" office:value="1.8435">
            <text:p>1,8435</text:p>
          </table:table-cell>
          <table:table-cell office:value-type="float" office:value="1.8732">
            <text:p>1,8732</text:p>
          </table:table-cell>
          <table:table-cell office:value-type="float" office:value="1.8303">
            <text:p>1,8303</text:p>
          </table:table-cell>
          <table:table-cell office:value-type="float" office:value="1.8863">
            <text:p>1,8863</text:p>
          </table:table-cell>
          <table:table-cell office:value-type="float" office:value="1.8435">
            <text:p>1,8435</text:p>
          </table:table-cell>
          <table:table-cell/>
          <table:table-cell table:formula="of:=SUM([.D3:.H3])/5" office:value-type="float" office:value="1.08832">
            <text:p>1,08832</text:p>
          </table:table-cell>
          <table:table-cell table:formula="of:=MAX(([.D3]-[.Y3]);([.E3]-[.Y3]);([.F3]-[.Y3]);([.G3]-[.Y3]);([.H3]-[.Y3]))" office:value-type="float" office:value="0.0302800000000001">
            <text:p>0,03028</text:p>
          </table:table-cell>
          <table:table-cell table:formula="of:=SUM([.I3:.M3])/5" office:value-type="float" office:value="1.91996">
            <text:p>1,91996</text:p>
          </table:table-cell>
          <table:table-cell table:formula="of:=MAX(([.I3]-[.AA3]);([.J3]-[.AA3]);([.K3]-[.AA3]);([.L3]-[.AA3]);([.M3]-[.AA3]))" office:value-type="float" office:value="0.0158399999999996">
            <text:p>0,01584</text:p>
          </table:table-cell>
          <table:table-cell table:formula="of:=SUM([.N3:.R3])/5" office:value-type="float" office:value="1.32062">
            <text:p>1,32062</text:p>
          </table:table-cell>
          <table:table-cell table:formula="of:=MAX(([.N3]-[.AC3]);([.O3]-[.AC3]);([.P3]-[.AC3]);([.Q3]-[.AC3]);([.R3]-[.AC3]))" office:value-type="float" office:value="0.0154799999999999">
            <text:p>0,01548</text:p>
          </table:table-cell>
          <table:table-cell table:formula="of:=SUM([.S3:.W3])/5" office:value-type="float" office:value="1.85536">
            <text:p>1,85536</text:p>
          </table:table-cell>
          <table:table-cell table:formula="of:=MAX(([.S3]-[.AE3]);([.T3]-[.AE3]);([.U3]-[.AE3]);([.V3]-[.AE3]);([.W3]-[.AE3]))" office:value-type="float" office:value="0.0309399999999997">
            <text:p>0,03094</text:p>
          </table:table-cell>
          <table:table-cell/>
          <table:table-cell table:formula="of:=([.AA3]/[.AC3])" office:value-type="float" office:value="1.45383229089367">
            <text:p>1,4538322909</text:p>
          </table:table-cell>
          <table:table-cell table:formula="of:=[.Y3]/[.AE3]" office:value-type="float" office:value="0.586581579855122">
            <text:p>0,5865815799</text:p>
          </table:table-cell>
          <table:table-cell table:formula="of:=([.AH3]-[.AI3])/([.AH3]+2*[.AI3])" office:value-type="float" office:value="0.330130267579709">
            <text:p>0,3301302676</text:p>
          </table:table-cell>
          <table:table-cell/>
          <table:table-cell table:formula="of:=(3*[.AC3]*[.AF3]*[.AA3]*[.Y3])/(2*[.AC3]*[.Y3]+[.AE3]*[.AA3])^2+(3*[.AC3]*[.AE3]*[.AA3]*[.Z3])/(2*[.AC3]*[.Y3]+[.AE3]*[.AA3])^2+(3*[.AD3]*[.AE3]*[.AA3]*[.Y3])/(2*[.AC3]*[.Y3]+[.AE3]*[.AA3])^2+(3*[.AC3]*[.AE3]*[.AB3]*[.Y3])/(2*[.AC3]*[.Y3]+[.AE3]*[.AA3])^2" office:value-type="float" office:value="0.0239005213398784">
            <text:p>0,0239005213</text:p>
          </table:table-cell>
          <table:table-cell/>
        </table:table-row>
        <table:table-row table:style-name="ro1">
          <table:table-cell office:value-type="float" office:value="19.98">
            <text:p>19,98</text:p>
          </table:table-cell>
          <table:table-cell office:value-type="float" office:value="20.24">
            <text:p>20,24</text:p>
          </table:table-cell>
          <table:table-cell table:formula="of:=([.A4]+[.B4])/2" office:value-type="float" office:value="20.11">
            <text:p>20,11</text:p>
          </table:table-cell>
          <table:table-cell office:value-type="float" office:value="0.6422">
            <text:p>0,6422</text:p>
          </table:table-cell>
          <table:table-cell office:value-type="float" office:value="0.6162">
            <text:p>0,6162</text:p>
          </table:table-cell>
          <table:table-cell office:value-type="float" office:value="0.6211">
            <text:p>0,6211</text:p>
          </table:table-cell>
          <table:table-cell office:value-type="float" office:value="0.6178">
            <text:p>0,6178</text:p>
          </table:table-cell>
          <table:table-cell office:value-type="float" office:value="0.6211">
            <text:p>0,6211</text:p>
          </table:table-cell>
          <table:table-cell office:value-type="float" office:value="1.1104">
            <text:p>1,1104</text:p>
          </table:table-cell>
          <table:table-cell office:value-type="float" office:value="1.1087">
            <text:p>1,1087</text:p>
          </table:table-cell>
          <table:table-cell office:value-type="float" office:value="1.0824">
            <text:p>1,0824</text:p>
          </table:table-cell>
          <table:table-cell office:value-type="float" office:value="1.1153">
            <text:p>1,1153</text:p>
          </table:table-cell>
          <table:table-cell office:value-type="float" office:value="1.1219">
            <text:p>1,1219</text:p>
          </table:table-cell>
          <table:table-cell office:value-type="float" office:value="0.7364">
            <text:p>0,7364</text:p>
          </table:table-cell>
          <table:table-cell office:value-type="float" office:value="0.7792">
            <text:p>0,7792</text:p>
          </table:table-cell>
          <table:table-cell office:value-type="float" office:value="0.7727">
            <text:p>0,7727</text:p>
          </table:table-cell>
          <table:table-cell office:value-type="float" office:value="0.7792">
            <text:p>0,7792</text:p>
          </table:table-cell>
          <table:table-cell office:value-type="float" office:value="0.7644">
            <text:p>0,7644</text:p>
          </table:table-cell>
          <table:table-cell office:value-type="float" office:value="1.0709">
            <text:p>1,0709</text:p>
          </table:table-cell>
          <table:table-cell office:value-type="float" office:value="1.0758">
            <text:p>1,0758</text:p>
          </table:table-cell>
          <table:table-cell office:value-type="float" office:value="1.0873">
            <text:p>1,0873</text:p>
          </table:table-cell>
          <table:table-cell office:value-type="float" office:value="1.0791">
            <text:p>1,0791</text:p>
          </table:table-cell>
          <table:table-cell office:value-type="float" office:value="1.1054">
            <text:p>1,1054</text:p>
          </table:table-cell>
          <table:table-cell/>
          <table:table-cell table:formula="of:=SUM([.D4:.H4])/5" office:value-type="float" office:value="0.62368">
            <text:p>0,62368</text:p>
          </table:table-cell>
          <table:table-cell table:formula="of:=MAX(([.D4]-[.Y4]);([.E4]-[.Y4]);([.F4]-[.Y4]);([.G4]-[.Y4]);([.H4]-[.Y4]))" office:value-type="float" office:value="0.01852">
            <text:p>0,01852</text:p>
          </table:table-cell>
          <table:table-cell table:formula="of:=SUM([.I4:.M4])/5" office:value-type="float" office:value="1.10774">
            <text:p>1,10774</text:p>
          </table:table-cell>
          <table:table-cell table:formula="of:=MAX(([.I4]-[.AA4]);([.J4]-[.AA4]);([.K4]-[.AA4]);([.L4]-[.AA4]);([.M4]-[.AA4]))" office:value-type="float" office:value="0.01416">
            <text:p>0,01416</text:p>
          </table:table-cell>
          <table:table-cell table:formula="of:=SUM([.N4:.R4])/5" office:value-type="float" office:value="0.76638">
            <text:p>0,76638</text:p>
          </table:table-cell>
          <table:table-cell table:formula="of:=MAX(([.N4]-[.AC4]);([.O4]-[.AC4]);([.P4]-[.AC4]);([.Q4]-[.AC4]);([.R4]-[.AC4]))" office:value-type="float" office:value="0.0128199999999999">
            <text:p>0,01282</text:p>
          </table:table-cell>
          <table:table-cell table:formula="of:=SUM([.S4:.W4])/5" office:value-type="float" office:value="1.0837">
            <text:p>1,0837</text:p>
          </table:table-cell>
          <table:table-cell table:formula="of:=MAX(([.S4]-[.AE4]);([.T4]-[.AE4]);([.U4]-[.AE4]);([.V4]-[.AE4]);([.W4]-[.AE4]))" office:value-type="float" office:value="0.0217000000000001">
            <text:p>0,0217</text:p>
          </table:table-cell>
          <table:table-cell/>
          <table:table-cell table:formula="of:=([.AA4]/[.AC4])" office:value-type="float" office:value="1.44541872178293">
            <text:p>1,4454187218</text:p>
          </table:table-cell>
          <table:table-cell table:formula="of:=[.Y4]/[.AE4]" office:value-type="float" office:value="0.575509827443019">
            <text:p>0,5755098274</text:p>
          </table:table-cell>
          <table:table-cell table:formula="of:=([.AH4]-[.AI4])/([.AH4]+2*[.AI4])" office:value-type="float" office:value="0.335039299278859">
            <text:p>0,3350392993</text:p>
          </table:table-cell>
          <table:table-cell/>
          <table:table-cell table:formula="of:=(3*[.AC4]*[.AF4]*[.AA4]*[.Y4])/(2*[.AC4]*[.Y4]+[.AE4]*[.AA4])^2+(3*[.AC4]*[.AE4]*[.AA4]*[.Z4])/(2*[.AC4]*[.Y4]+[.AE4]*[.AA4])^2+(3*[.AD4]*[.AE4]*[.AA4]*[.Y4])/(2*[.AC4]*[.Y4]+[.AE4]*[.AA4])^2+(3*[.AC4]*[.AE4]*[.AB4]*[.Y4])/(2*[.AC4]*[.Y4]+[.AE4]*[.AA4])^2" office:value-type="float" office:value="0.0293290815322937">
            <text:p>0,0293290815</text:p>
          </table:table-cell>
          <table:table-cell/>
        </table:table-row>
        <table:table-row table:style-name="ro1">
          <table:table-cell office:value-type="float" office:value="22.93">
            <text:p>22,93</text:p>
          </table:table-cell>
          <table:table-cell office:value-type="float" office:value="23.1">
            <text:p>23,1</text:p>
          </table:table-cell>
          <table:table-cell table:formula="of:=([.A5]+[.B5])/2" office:value-type="float" office:value="23.015">
            <text:p>23,015</text:p>
          </table:table-cell>
          <table:table-cell office:value-type="float" office:value="0.6771">
            <text:p>0,6771</text:p>
          </table:table-cell>
          <table:table-cell office:value-type="float" office:value="0.6639">
            <text:p>0,6639</text:p>
          </table:table-cell>
          <table:table-cell office:value-type="float" office:value="0.6523">
            <text:p>0,6523</text:p>
          </table:table-cell>
          <table:table-cell office:value-type="float" office:value="0.6343">
            <text:p>0,6343</text:p>
          </table:table-cell>
          <table:table-cell office:value-type="float" office:value="0.654">
            <text:p>0,654</text:p>
          </table:table-cell>
          <table:table-cell office:value-type="float" office:value="1.1713">
            <text:p>1,1713</text:p>
          </table:table-cell>
          <table:table-cell office:value-type="float" office:value="1.1812">
            <text:p>1,1812</text:p>
          </table:table-cell>
          <table:table-cell office:value-type="float" office:value="1.1713">
            <text:p>1,1713</text:p>
          </table:table-cell>
          <table:table-cell office:value-type="float" office:value="1.1648">
            <text:p>1,1648</text:p>
          </table:table-cell>
          <table:table-cell office:value-type="float" office:value="1.1763">
            <text:p>1,1763</text:p>
          </table:table-cell>
          <table:table-cell office:value-type="float" office:value="0.79">
            <text:p>0,79</text:p>
          </table:table-cell>
          <table:table-cell office:value-type="float" office:value="0.8386">
            <text:p>0,8386</text:p>
          </table:table-cell>
          <table:table-cell office:value-type="float" office:value="0.8188">
            <text:p>0,8188</text:p>
          </table:table-cell>
          <table:table-cell office:value-type="float" office:value="0.7891">
            <text:p>0,7891</text:p>
          </table:table-cell>
          <table:table-cell office:value-type="float" office:value="0.8237">
            <text:p>0,8237</text:p>
          </table:table-cell>
          <table:table-cell office:value-type="float" office:value="1.1318">
            <text:p>1,1318</text:p>
          </table:table-cell>
          <table:table-cell office:value-type="float" office:value="1.1335">
            <text:p>1,1335</text:p>
          </table:table-cell>
          <table:table-cell office:value-type="float" office:value="1.1285">
            <text:p>1,1285</text:p>
          </table:table-cell>
          <table:table-cell office:value-type="float" office:value="1.1516">
            <text:p>1,1516</text:p>
          </table:table-cell>
          <table:table-cell office:value-type="float" office:value="1.0923">
            <text:p>1,0923</text:p>
          </table:table-cell>
          <table:table-cell/>
          <table:table-cell table:formula="of:=SUM([.D5:.H5])/5" office:value-type="float" office:value="0.65632">
            <text:p>0,65632</text:p>
          </table:table-cell>
          <table:table-cell table:formula="of:=MAX(([.D5]-[.Y5]);([.E5]-[.Y5]);([.F5]-[.Y5]);([.G5]-[.Y5]);([.H5]-[.Y5]))" office:value-type="float" office:value="0.02078">
            <text:p>0,02078</text:p>
          </table:table-cell>
          <table:table-cell table:formula="of:=SUM([.I5:.M5])/5" office:value-type="float" office:value="1.17298">
            <text:p>1,17298</text:p>
          </table:table-cell>
          <table:table-cell table:formula="of:=MAX(([.I5]-[.AA5]);([.J5]-[.AA5]);([.K5]-[.AA5]);([.L5]-[.AA5]);([.M5]-[.AA5]))" office:value-type="float" office:value="0.00821999999999989">
            <text:p>0,00822</text:p>
          </table:table-cell>
          <table:table-cell table:formula="of:=SUM([.N5:.R5])/5" office:value-type="float" office:value="0.81204">
            <text:p>0,81204</text:p>
          </table:table-cell>
          <table:table-cell table:formula="of:=MAX(([.N5]-[.AC5]);([.O5]-[.AC5]);([.P5]-[.AC5]);([.Q5]-[.AC5]);([.R5]-[.AC5]))" office:value-type="float" office:value="0.02656">
            <text:p>0,02656</text:p>
          </table:table-cell>
          <table:table-cell table:formula="of:=SUM([.S5:.W5])/5" office:value-type="float" office:value="1.12754">
            <text:p>1,12754</text:p>
          </table:table-cell>
          <table:table-cell table:formula="of:=MAX(([.S5]-[.AE5]);([.T5]-[.AE5]);([.U5]-[.AE5]);([.V5]-[.AE5]);([.W5]-[.AE5]))" office:value-type="float" office:value="0.02406">
            <text:p>0,02406</text:p>
          </table:table-cell>
          <table:table-cell/>
          <table:table-cell table:formula="of:=([.AA5]/[.AC5])" office:value-type="float" office:value="1.44448549332545">
            <text:p>1,4444854933</text:p>
          </table:table-cell>
          <table:table-cell table:formula="of:=[.Y5]/[.AE5]" office:value-type="float" office:value="0.582081345229438">
            <text:p>0,5820813452</text:p>
          </table:table-cell>
          <table:table-cell table:formula="of:=([.AH5]-[.AI5])/([.AH5]+2*[.AI5])" office:value-type="float" office:value="0.330594272334929">
            <text:p>0,3305942723</text:p>
          </table:table-cell>
          <table:table-cell/>
          <table:table-cell table:formula="of:=(3*[.AC5]*[.AF5]*[.AA5]*[.Y5])/(2*[.AC5]*[.Y5]+[.AE5]*[.AA5])^2+(3*[.AC5]*[.AE5]*[.AA5]*[.Z5])/(2*[.AC5]*[.Y5]+[.AE5]*[.AA5])^2+(3*[.AD5]*[.AE5]*[.AA5]*[.Y5])/(2*[.AC5]*[.Y5]+[.AE5]*[.AA5])^2+(3*[.AC5]*[.AE5]*[.AB5]*[.Y5])/(2*[.AC5]*[.Y5]+[.AE5]*[.AA5])^2" office:value-type="float" office:value="0.0343667956227051">
            <text:p>0,0343667956</text:p>
          </table:table-cell>
          <table:table-cell/>
        </table:table-row>
        <table:table-row table:style-name="ro1">
          <table:table-cell office:value-type="float" office:value="23.78">
            <text:p>23,78</text:p>
          </table:table-cell>
          <table:table-cell office:value-type="float" office:value="23.98">
            <text:p>23,98</text:p>
          </table:table-cell>
          <table:table-cell table:formula="of:=([.A6]+[.B6])/2" office:value-type="float" office:value="23.88">
            <text:p>23,88</text:p>
          </table:table-cell>
          <table:table-cell office:value-type="float" office:value="0.6244">
            <text:p>0,6244</text:p>
          </table:table-cell>
          <table:table-cell table:number-columns-repeated="2" office:value-type="float" office:value="0.631">
            <text:p>0,631</text:p>
          </table:table-cell>
          <table:table-cell office:value-type="float" office:value="0.6326">
            <text:p>0,6326</text:p>
          </table:table-cell>
          <table:table-cell office:value-type="float" office:value="0.6211">
            <text:p>0,6211</text:p>
          </table:table-cell>
          <table:table-cell office:value-type="float" office:value="1.0927">
            <text:p>1,0927</text:p>
          </table:table-cell>
          <table:table-cell office:value-type="float" office:value="1.117">
            <text:p>1,117</text:p>
          </table:table-cell>
          <table:table-cell office:value-type="float" office:value="1.1022">
            <text:p>1,1022</text:p>
          </table:table-cell>
          <table:table-cell office:value-type="float" office:value="1.1054">
            <text:p>1,1054</text:p>
          </table:table-cell>
          <table:table-cell office:value-type="float" office:value="1.0956">
            <text:p>1,0956</text:p>
          </table:table-cell>
          <table:table-cell office:value-type="float" office:value="0.799">
            <text:p>0,799</text:p>
          </table:table-cell>
          <table:table-cell office:value-type="float" office:value="0.8073">
            <text:p>0,8073</text:p>
          </table:table-cell>
          <table:table-cell office:value-type="float" office:value="0.799">
            <text:p>0,799</text:p>
          </table:table-cell>
          <table:table-cell office:value-type="float" office:value="0.7825">
            <text:p>0,7825</text:p>
          </table:table-cell>
          <table:table-cell office:value-type="float" office:value="0.8188">
            <text:p>0,8188</text:p>
          </table:table-cell>
          <table:table-cell office:value-type="float" office:value="1.0758">
            <text:p>1,0758</text:p>
          </table:table-cell>
          <table:table-cell office:value-type="float" office:value="1.0725">
            <text:p>1,0725</text:p>
          </table:table-cell>
          <table:table-cell office:value-type="float" office:value="1.0791">
            <text:p>1,0791</text:p>
          </table:table-cell>
          <table:table-cell office:value-type="float" office:value="1.0873">
            <text:p>1,0873</text:p>
          </table:table-cell>
          <table:table-cell office:value-type="float" office:value="1.089">
            <text:p>1,089</text:p>
          </table:table-cell>
          <table:table-cell/>
          <table:table-cell table:formula="of:=SUM([.D6:.H6])/5" office:value-type="float" office:value="0.62802">
            <text:p>0,62802</text:p>
          </table:table-cell>
          <table:table-cell table:formula="of:=MAX(([.D6]-[.Y6]);([.E6]-[.Y6]);([.F6]-[.Y6]);([.G6]-[.Y6]);([.H6]-[.Y6]))" office:value-type="float" office:value="0.00458000000000003">
            <text:p>0,00458</text:p>
          </table:table-cell>
          <table:table-cell table:formula="of:=SUM([.I6:.M6])/5" office:value-type="float" office:value="1.10258">
            <text:p>1,10258</text:p>
          </table:table-cell>
          <table:table-cell table:formula="of:=MAX(([.I6]-[.AA6]);([.J6]-[.AA6]);([.K6]-[.AA6]);([.L6]-[.AA6]);([.M6]-[.AA6]))" office:value-type="float" office:value="0.0144200000000001">
            <text:p>0,01442</text:p>
          </table:table-cell>
          <table:table-cell table:formula="of:=SUM([.N6:.R6])/5" office:value-type="float" office:value="0.80132">
            <text:p>0,80132</text:p>
          </table:table-cell>
          <table:table-cell table:formula="of:=MAX(([.N6]-[.AC6]);([.O6]-[.AC6]);([.P6]-[.AC6]);([.Q6]-[.AC6]);([.R6]-[.AC6]))" office:value-type="float" office:value="0.0174799999999999">
            <text:p>0,01748</text:p>
          </table:table-cell>
          <table:table-cell table:formula="of:=SUM([.S6:.W6])/5" office:value-type="float" office:value="1.08074">
            <text:p>1,08074</text:p>
          </table:table-cell>
          <table:table-cell table:formula="of:=MAX(([.S6]-[.AE6]);([.T6]-[.AE6]);([.U6]-[.AE6]);([.V6]-[.AE6]);([.W6]-[.AE6]))" office:value-type="float" office:value="0.00825999999999993">
            <text:p>0,00826</text:p>
          </table:table-cell>
          <table:table-cell/>
          <table:table-cell table:formula="of:=([.AA6]/[.AC6])" office:value-type="float" office:value="1.3759546747866">
            <text:p>1,3759546748</text:p>
          </table:table-cell>
          <table:table-cell table:formula="of:=[.Y6]/[.AE6]" office:value-type="float" office:value="0.581101837629772">
            <text:p>0,5811018376</text:p>
          </table:table-cell>
          <table:table-cell table:formula="of:=([.AH6]-[.AI6])/([.AH6]+2*[.AI6])" office:value-type="float" office:value="0.313161248250086">
            <text:p>0,3131612483</text:p>
          </table:table-cell>
          <table:table-cell/>
          <table:table-cell table:formula="of:=(3*[.AC6]*[.AF6]*[.AA6]*[.Y6])/(2*[.AC6]*[.Y6]+[.AE6]*[.AA6])^2+(3*[.AC6]*[.AE6]*[.AA6]*[.Z6])/(2*[.AC6]*[.Y6]+[.AE6]*[.AA6])^2+(3*[.AD6]*[.AE6]*[.AA6]*[.Y6])/(2*[.AC6]*[.Y6]+[.AE6]*[.AA6])^2+(3*[.AC6]*[.AE6]*[.AB6]*[.Y6])/(2*[.AC6]*[.Y6]+[.AE6]*[.AA6])^2" office:value-type="float" office:value="0.0185530149619361">
            <text:p>0,018553015</text:p>
          </table:table-cell>
          <table:table-cell/>
        </table:table-row>
        <table:table-row table:style-name="ro1">
          <table:table-cell office:value-type="float" office:value="24.28">
            <text:p>24,28</text:p>
          </table:table-cell>
          <table:table-cell office:value-type="float" office:value="24.5">
            <text:p>24,5</text:p>
          </table:table-cell>
          <table:table-cell table:formula="of:=([.A7]+[.B7])/2" office:value-type="float" office:value="24.39">
            <text:p>24,39</text:p>
          </table:table-cell>
          <table:table-cell office:value-type="float" office:value="0.5816">
            <text:p>0,5816</text:p>
          </table:table-cell>
          <table:table-cell office:value-type="float" office:value="0.5897">
            <text:p>0,5897</text:p>
          </table:table-cell>
          <table:table-cell office:value-type="float" office:value="0.5947">
            <text:p>0,5947</text:p>
          </table:table-cell>
          <table:table-cell office:value-type="float" office:value="0.6079">
            <text:p>0,6079</text:p>
          </table:table-cell>
          <table:table-cell office:value-type="float" office:value="0.6046">
            <text:p>0,6046</text:p>
          </table:table-cell>
          <table:table-cell office:value-type="float" office:value="1.033">
            <text:p>1,033</text:p>
          </table:table-cell>
          <table:table-cell office:value-type="float" office:value="1.0527">
            <text:p>1,0527</text:p>
          </table:table-cell>
          <table:table-cell office:value-type="float" office:value="1.061">
            <text:p>1,061</text:p>
          </table:table-cell>
          <table:table-cell office:value-type="float" office:value="1.0099">
            <text:p>1,0099</text:p>
          </table:table-cell>
          <table:table-cell office:value-type="float" office:value="1.0615">
            <text:p>1,0615</text:p>
          </table:table-cell>
          <table:table-cell office:value-type="float" office:value="0.7414">
            <text:p>0,7414</text:p>
          </table:table-cell>
          <table:table-cell office:value-type="float" office:value="0.7529">
            <text:p>0,7529</text:p>
          </table:table-cell>
          <table:table-cell office:value-type="float" office:value="0.7364">
            <text:p>0,7364</text:p>
          </table:table-cell>
          <table:table-cell office:value-type="float" office:value="0.7661">
            <text:p>0,7661</text:p>
          </table:table-cell>
          <table:table-cell office:value-type="float" office:value="0.7496">
            <text:p>0,7496</text:p>
          </table:table-cell>
          <table:table-cell office:value-type="float" office:value="1.0461">
            <text:p>1,0461</text:p>
          </table:table-cell>
          <table:table-cell office:value-type="float" office:value="1.0478">
            <text:p>1,0478</text:p>
          </table:table-cell>
          <table:table-cell office:value-type="float" office:value="1.0264">
            <text:p>1,0264</text:p>
          </table:table-cell>
          <table:table-cell office:value-type="float" office:value="1.0395">
            <text:p>1,0395</text:p>
          </table:table-cell>
          <table:table-cell office:value-type="float" office:value="1.0363">
            <text:p>1,0363</text:p>
          </table:table-cell>
          <table:table-cell/>
          <table:table-cell table:formula="of:=SUM([.D7:.H7])/5" office:value-type="float" office:value="0.5957">
            <text:p>0,5957</text:p>
          </table:table-cell>
          <table:table-cell table:formula="of:=MAX(([.D7]-[.Y7]);([.E7]-[.Y7]);([.F7]-[.Y7]);([.G7]-[.Y7]);([.H7]-[.Y7]))" office:value-type="float" office:value="0.0122">
            <text:p>0,0122</text:p>
          </table:table-cell>
          <table:table-cell table:formula="of:=SUM([.I7:.M7])/5" office:value-type="float" office:value="1.04362">
            <text:p>1,04362</text:p>
          </table:table-cell>
          <table:table-cell table:formula="of:=MAX(([.I7]-[.AA7]);([.J7]-[.AA7]);([.K7]-[.AA7]);([.L7]-[.AA7]);([.M7]-[.AA7]))" office:value-type="float" office:value="0.0178800000000001">
            <text:p>0,01788</text:p>
          </table:table-cell>
          <table:table-cell table:formula="of:=SUM([.N7:.R7])/5" office:value-type="float" office:value="0.74928">
            <text:p>0,74928</text:p>
          </table:table-cell>
          <table:table-cell table:formula="of:=MAX(([.N7]-[.AC7]);([.O7]-[.AC7]);([.P7]-[.AC7]);([.Q7]-[.AC7]);([.R7]-[.AC7]))" office:value-type="float" office:value="0.0168200000000001">
            <text:p>0,01682</text:p>
          </table:table-cell>
          <table:table-cell table:formula="of:=SUM([.S7:.W7])/5" office:value-type="float" office:value="1.03922">
            <text:p>1,03922</text:p>
          </table:table-cell>
          <table:table-cell table:formula="of:=MAX(([.S7]-[.AE7]);([.T7]-[.AE7]);([.U7]-[.AE7]);([.V7]-[.AE7]);([.W7]-[.AE7]))" office:value-type="float" office:value="0.00858000000000003">
            <text:p>0,00858</text:p>
          </table:table-cell>
          <table:table-cell/>
          <table:table-cell table:formula="of:=([.AA7]/[.AC7])" office:value-type="float" office:value="1.39283045056588">
            <text:p>1,3928304506</text:p>
          </table:table-cell>
          <table:table-cell table:formula="of:=[.Y7]/[.AE7]" office:value-type="float" office:value="0.573218375319951">
            <text:p>0,5732183753</text:p>
          </table:table-cell>
          <table:table-cell table:formula="of:=([.AH7]-[.AI7])/([.AH7]+2*[.AI7])" office:value-type="float" office:value="0.32277504110506">
            <text:p>0,3227750411</text:p>
          </table:table-cell>
          <table:table-cell office:value-type="string">
            <text:p>längere messung</text:p>
          </table:table-cell>
          <table:table-cell table:formula="of:=(3*[.AC7]*[.AF7]*[.AA7]*[.Y7])/(2*[.AC7]*[.Y7]+[.AE7]*[.AA7])^2+(3*[.AC7]*[.AE7]*[.AA7]*[.Z7])/(2*[.AC7]*[.Y7]+[.AE7]*[.AA7])^2+(3*[.AD7]*[.AE7]*[.AA7]*[.Y7])/(2*[.AC7]*[.Y7]+[.AE7]*[.AA7])^2+(3*[.AC7]*[.AE7]*[.AB7]*[.Y7])/(2*[.AC7]*[.Y7]+[.AE7]*[.AA7])^2" office:value-type="float" office:value="0.0253777313722575">
            <text:p>0,0253777314</text:p>
          </table:table-cell>
          <table:table-cell/>
        </table:table-row>
        <table:table-row table:style-name="ro1">
          <table:table-cell office:value-type="float" office:value="24.48">
            <text:p>24,48</text:p>
          </table:table-cell>
          <table:table-cell office:value-type="float" office:value="24.56">
            <text:p>24,56</text:p>
          </table:table-cell>
          <table:table-cell table:formula="of:=([.A8]+[.B8])/2" office:value-type="float" office:value="24.52">
            <text:p>24,52</text:p>
          </table:table-cell>
          <table:table-cell office:value-type="float" office:value="0.5799">
            <text:p>0,5799</text:p>
          </table:table-cell>
          <table:table-cell office:value-type="float" office:value="0.5783">
            <text:p>0,5783</text:p>
          </table:table-cell>
          <table:table-cell office:value-type="float" office:value="0.5881">
            <text:p>0,5881</text:p>
          </table:table-cell>
          <table:table-cell office:value-type="float" office:value="0.5947">
            <text:p>0,5947</text:p>
          </table:table-cell>
          <table:table-cell office:value-type="float" office:value="0.5914">
            <text:p>0,5914</text:p>
          </table:table-cell>
          <table:table-cell office:value-type="float" office:value="1.0132">
            <text:p>1,0132</text:p>
          </table:table-cell>
          <table:table-cell office:value-type="float" office:value="1.0198">
            <text:p>1,0198</text:p>
          </table:table-cell>
          <table:table-cell office:value-type="float" office:value="1.0461">
            <text:p>1,0461</text:p>
          </table:table-cell>
          <table:table-cell office:value-type="float" office:value="1.0033">
            <text:p>1,0033</text:p>
          </table:table-cell>
          <table:table-cell office:value-type="float" office:value="1.0264">
            <text:p>1,0264</text:p>
          </table:table-cell>
          <table:table-cell office:value-type="float" office:value="0.743">
            <text:p>0,743</text:p>
          </table:table-cell>
          <table:table-cell office:value-type="float" office:value="0.7644">
            <text:p>0,7644</text:p>
          </table:table-cell>
          <table:table-cell office:value-type="float" office:value="0.7166">
            <text:p>0,7166</text:p>
          </table:table-cell>
          <table:table-cell office:value-type="float" office:value="0.7529">
            <text:p>0,7529</text:p>
          </table:table-cell>
          <table:table-cell office:value-type="float" office:value="0.7364">
            <text:p>0,7364</text:p>
          </table:table-cell>
          <table:table-cell office:value-type="float" office:value="1.0379">
            <text:p>1,0379</text:p>
          </table:table-cell>
          <table:table-cell office:value-type="float" office:value="1.0572">
            <text:p>1,0572</text:p>
          </table:table-cell>
          <table:table-cell office:value-type="float" office:value="1.0379">
            <text:p>1,0379</text:p>
          </table:table-cell>
          <table:table-cell office:value-type="float" office:value="1.0363">
            <text:p>1,0363</text:p>
          </table:table-cell>
          <table:table-cell office:value-type="float" office:value="1.033">
            <text:p>1,033</text:p>
          </table:table-cell>
          <table:table-cell/>
          <table:table-cell table:formula="of:=SUM([.D8:.H8])/5" office:value-type="float" office:value="0.58648">
            <text:p>0,58648</text:p>
          </table:table-cell>
          <table:table-cell table:formula="of:=MAX(([.D8]-[.Y8]);([.E8]-[.Y8]);([.F8]-[.Y8]);([.G8]-[.Y8]);([.H8]-[.Y8]))" office:value-type="float" office:value="0.00821999999999989">
            <text:p>0,00822</text:p>
          </table:table-cell>
          <table:table-cell table:formula="of:=SUM([.I8:.M8])/5" office:value-type="float" office:value="1.02176">
            <text:p>1,02176</text:p>
          </table:table-cell>
          <table:table-cell table:formula="of:=MAX(([.I8]-[.AA8]);([.J8]-[.AA8]);([.K8]-[.AA8]);([.L8]-[.AA8]);([.M8]-[.AA8]))" office:value-type="float" office:value="0.02434">
            <text:p>0,02434</text:p>
          </table:table-cell>
          <table:table-cell table:formula="of:=SUM([.N8:.R8])/5" office:value-type="float" office:value="0.74266">
            <text:p>0,74266</text:p>
          </table:table-cell>
          <table:table-cell table:formula="of:=MAX(([.N8]-[.AC8]);([.O8]-[.AC8]);([.P8]-[.AC8]);([.Q8]-[.AC8]);([.R8]-[.AC8]))" office:value-type="float" office:value="0.02174">
            <text:p>0,02174</text:p>
          </table:table-cell>
          <table:table-cell table:formula="of:=SUM([.S8:.W8])/5" office:value-type="float" office:value="1.04046">
            <text:p>1,04046</text:p>
          </table:table-cell>
          <table:table-cell table:formula="of:=MAX(([.S8]-[.AE8]);([.T8]-[.AE8]);([.U8]-[.AE8]);([.V8]-[.AE8]);([.W8]-[.AE8]))" office:value-type="float" office:value="0.0167399999999998">
            <text:p>0,01674</text:p>
          </table:table-cell>
          <table:table-cell/>
          <table:table-cell table:formula="of:=([.AA8]/[.AC8])" office:value-type="float" office:value="1.37581127299168">
            <text:p>1,375811273</text:p>
          </table:table-cell>
          <table:table-cell table:formula="of:=[.Y8]/[.AE8]" office:value-type="float" office:value="0.563673759683217">
            <text:p>0,5636737597</text:p>
          </table:table-cell>
          <table:table-cell table:formula="of:=([.AH8]-[.AI8])/([.AH8]+2*[.AI8])" office:value-type="float" office:value="0.324445063488515">
            <text:p>0,3244450635</text:p>
          </table:table-cell>
          <table:table-cell/>
          <table:table-cell table:formula="of:=(3*[.AC8]*[.AF8]*[.AA8]*[.Y8])/(2*[.AC8]*[.Y8]+[.AE8]*[.AA8])^2+(3*[.AC8]*[.AE8]*[.AA8]*[.Z8])/(2*[.AC8]*[.Y8]+[.AE8]*[.AA8])^2+(3*[.AD8]*[.AE8]*[.AA8]*[.Y8])/(2*[.AC8]*[.Y8]+[.AE8]*[.AA8])^2+(3*[.AC8]*[.AE8]*[.AB8]*[.Y8])/(2*[.AC8]*[.Y8]+[.AE8]*[.AA8])^2" office:value-type="float" office:value="0.0308924719301004">
            <text:p>0,0308924719</text:p>
          </table:table-cell>
          <table:table-cell/>
        </table:table-row>
        <table:table-row table:style-name="ro1">
          <table:table-cell office:value-type="float" office:value="24.85">
            <text:p>24,85</text:p>
          </table:table-cell>
          <table:table-cell office:value-type="float" office:value="24.98">
            <text:p>24,98</text:p>
          </table:table-cell>
          <table:table-cell table:formula="of:=([.A9]+[.B9])/2" office:value-type="float" office:value="24.915">
            <text:p>24,915</text:p>
          </table:table-cell>
          <table:table-cell office:value-type="float" office:value="0.5815">
            <text:p>0,5815</text:p>
          </table:table-cell>
          <table:table-cell table:number-columns-repeated="2" office:value-type="float" office:value="0.5816">
            <text:p>0,5816</text:p>
          </table:table-cell>
          <table:table-cell office:value-type="float" office:value="0.5848">
            <text:p>0,5848</text:p>
          </table:table-cell>
          <table:table-cell office:value-type="float" office:value="0.575">
            <text:p>0,575</text:p>
          </table:table-cell>
          <table:table-cell office:value-type="float" office:value="0.9868">
            <text:p>0,9868</text:p>
          </table:table-cell>
          <table:table-cell office:value-type="float" office:value="0.9967">
            <text:p>0,9967</text:p>
          </table:table-cell>
          <table:table-cell office:value-type="float" office:value="1.005">
            <text:p>1,005</text:p>
          </table:table-cell>
          <table:table-cell office:value-type="float" office:value="1.0198">
            <text:p>1,0198</text:p>
          </table:table-cell>
          <table:table-cell office:value-type="float" office:value="0.9704">
            <text:p>0,9704</text:p>
          </table:table-cell>
          <table:table-cell office:value-type="float" office:value="0.7084">
            <text:p>0,7084</text:p>
          </table:table-cell>
          <table:table-cell office:value-type="float" office:value="0.7298">
            <text:p>0,7298</text:p>
          </table:table-cell>
          <table:table-cell office:value-type="float" office:value="0.7101">
            <text:p>0,7101</text:p>
          </table:table-cell>
          <table:table-cell office:value-type="float" office:value="0.7183">
            <text:p>0,7183</text:p>
          </table:table-cell>
          <table:table-cell office:value-type="float" office:value="0.7199">
            <text:p>0,7199</text:p>
          </table:table-cell>
          <table:table-cell office:value-type="float" office:value="0.9868">
            <text:p>0,9868</text:p>
          </table:table-cell>
          <table:table-cell office:value-type="float" office:value="0.9951">
            <text:p>0,9951</text:p>
          </table:table-cell>
          <table:table-cell office:value-type="float" office:value="1.0231">
            <text:p>1,0231</text:p>
          </table:table-cell>
          <table:table-cell office:value-type="float" office:value="0.9934">
            <text:p>0,9934</text:p>
          </table:table-cell>
          <table:table-cell office:value-type="float" office:value="1.0066">
            <text:p>1,0066</text:p>
          </table:table-cell>
          <table:table-cell/>
          <table:table-cell table:formula="of:=SUM([.D9:.H9])/5" office:value-type="float" office:value="0.5809">
            <text:p>0,5809</text:p>
          </table:table-cell>
          <table:table-cell table:formula="of:=MAX(([.D9]-[.Y9]);([.E9]-[.Y9]);([.F9]-[.Y9]);([.G9]-[.Y9]);([.H9]-[.Y9]))" office:value-type="float" office:value="0.00390000000000001">
            <text:p>0,0039</text:p>
          </table:table-cell>
          <table:table-cell table:formula="of:=SUM([.I9:.M9])/5" office:value-type="float" office:value="0.99574">
            <text:p>0,99574</text:p>
          </table:table-cell>
          <table:table-cell table:formula="of:=MAX(([.I9]-[.AA9]);([.J9]-[.AA9]);([.K9]-[.AA9]);([.L9]-[.AA9]);([.M9]-[.AA9]))" office:value-type="float" office:value="0.0240600000000001">
            <text:p>0,02406</text:p>
          </table:table-cell>
          <table:table-cell table:formula="of:=SUM([.N9:.R9])/5" office:value-type="float" office:value="0.7173">
            <text:p>0,7173</text:p>
          </table:table-cell>
          <table:table-cell table:formula="of:=MAX(([.N9]-[.AC9]);([.O9]-[.AC9]);([.P9]-[.AC9]);([.Q9]-[.AC9]);([.R9]-[.AC9]))" office:value-type="float" office:value="0.0125">
            <text:p>0,0125</text:p>
          </table:table-cell>
          <table:table-cell table:formula="of:=SUM([.S9:.W9])/5" office:value-type="float" office:value="1.001">
            <text:p>1,001</text:p>
          </table:table-cell>
          <table:table-cell table:formula="of:=MAX(([.S9]-[.AE9]);([.T9]-[.AE9]);([.U9]-[.AE9]);([.V9]-[.AE9]);([.W9]-[.AE9]))" office:value-type="float" office:value="0.0221">
            <text:p>0,0221</text:p>
          </table:table-cell>
          <table:table-cell/>
          <table:table-cell table:formula="of:=([.AA9]/[.AC9])" office:value-type="float" office:value="1.38817788930712">
            <text:p>1,3881778893</text:p>
          </table:table-cell>
          <table:table-cell table:formula="of:=[.Y9]/[.AE9]" office:value-type="float" office:value="0.58031968031968">
            <text:p>0,5803196803</text:p>
          </table:table-cell>
          <table:table-cell table:formula="of:=([.AH9]-[.AI9])/([.AH9]+2*[.AI9])" office:value-type="float" office:value="0.316954151579288">
            <text:p>0,3169541516</text:p>
          </table:table-cell>
          <table:table-cell/>
          <table:table-cell table:formula="of:=(3*[.AC9]*[.AF9]*[.AA9]*[.Y9])/(2*[.AC9]*[.Y9]+[.AE9]*[.AA9])^2+(3*[.AC9]*[.AE9]*[.AA9]*[.Z9])/(2*[.AC9]*[.Y9]+[.AE9]*[.AA9])^2+(3*[.AD9]*[.AE9]*[.AA9]*[.Y9])/(2*[.AC9]*[.Y9]+[.AE9]*[.AA9])^2+(3*[.AC9]*[.AE9]*[.AB9]*[.Y9])/(2*[.AC9]*[.Y9]+[.AE9]*[.AA9])^2" office:value-type="float" office:value="0.026182549911792">
            <text:p>0,0261825499</text:p>
          </table:table-cell>
          <table:table-cell/>
        </table:table-row>
        <table:table-row table:style-name="ro1">
          <table:table-cell office:value-type="float" office:value="25.3">
            <text:p>25,3</text:p>
          </table:table-cell>
          <table:table-cell office:value-type="float" office:value="25.33">
            <text:p>25,33</text:p>
          </table:table-cell>
          <table:table-cell table:formula="of:=([.A10]+[.B10])/2" office:value-type="float" office:value="25.315">
            <text:p>25,315</text:p>
          </table:table-cell>
          <table:table-cell office:value-type="float" office:value="0.5832">
            <text:p>0,5832</text:p>
          </table:table-cell>
          <table:table-cell office:value-type="float" office:value="0.5717">
            <text:p>0,5717</text:p>
          </table:table-cell>
          <table:table-cell office:value-type="float" office:value="0.5816">
            <text:p>0,5816</text:p>
          </table:table-cell>
          <table:table-cell office:value-type="float" office:value="0.5535">
            <text:p>0,5535</text:p>
          </table:table-cell>
          <table:table-cell office:value-type="float" office:value="0.5552">
            <text:p>0,5552</text:p>
          </table:table-cell>
          <table:table-cell table:number-columns-repeated="2" office:value-type="float" office:value="0.9753">
            <text:p>0,9753</text:p>
          </table:table-cell>
          <table:table-cell office:value-type="float" office:value="1.0066">
            <text:p>1,0066</text:p>
          </table:table-cell>
          <table:table-cell office:value-type="float" office:value="0.9638">
            <text:p>0,9638</text:p>
          </table:table-cell>
          <table:table-cell office:value-type="float" office:value="0.9687">
            <text:p>0,9687</text:p>
          </table:table-cell>
          <table:table-cell office:value-type="float" office:value="0.7035">
            <text:p>0,7035</text:p>
          </table:table-cell>
          <table:table-cell office:value-type="float" office:value="0.6903">
            <text:p>0,6903</text:p>
          </table:table-cell>
          <table:table-cell table:number-columns-repeated="2" office:value-type="float" office:value="0.7035">
            <text:p>0,7035</text:p>
          </table:table-cell>
          <table:table-cell office:value-type="float" office:value="0.6953">
            <text:p>0,6953</text:p>
          </table:table-cell>
          <table:table-cell office:value-type="float" office:value="0.9852">
            <text:p>0,9852</text:p>
          </table:table-cell>
          <table:table-cell office:value-type="float" office:value="0.9703">
            <text:p>0,9703</text:p>
          </table:table-cell>
          <table:table-cell office:value-type="float" office:value="0.9704">
            <text:p>0,9704</text:p>
          </table:table-cell>
          <table:table-cell office:value-type="float" office:value="0.9967">
            <text:p>0,9967</text:p>
          </table:table-cell>
          <table:table-cell office:value-type="float" office:value="1.0099">
            <text:p>1,0099</text:p>
          </table:table-cell>
          <table:table-cell/>
          <table:table-cell table:formula="of:=SUM([.D10:.H10])/5" office:value-type="float" office:value="0.56904">
            <text:p>0,56904</text:p>
          </table:table-cell>
          <table:table-cell table:formula="of:=MAX(([.D10]-[.Y10]);([.E10]-[.Y10]);([.F10]-[.Y10]);([.G10]-[.Y10]);([.H10]-[.Y10]))" office:value-type="float" office:value="0.0141600000000001">
            <text:p>0,01416</text:p>
          </table:table-cell>
          <table:table-cell table:formula="of:=SUM([.I10:.M10])/5" office:value-type="float" office:value="0.97794">
            <text:p>0,97794</text:p>
          </table:table-cell>
          <table:table-cell table:formula="of:=MAX(([.I10]-[.AA10]);([.J10]-[.AA10]);([.K10]-[.AA10]);([.L10]-[.AA10]);([.M10]-[.AA10]))" office:value-type="float" office:value="0.0286599999999999">
            <text:p>0,02866</text:p>
          </table:table-cell>
          <table:table-cell table:formula="of:=SUM([.N10:.R10])/5" office:value-type="float" office:value="0.69922">
            <text:p>0,69922</text:p>
          </table:table-cell>
          <table:table-cell table:formula="of:=MAX(([.N10]-[.AC10]);([.O10]-[.AC10]);([.P10]-[.AC10]);([.Q10]-[.AC10]);([.R10]-[.AC10]))" office:value-type="float" office:value="0.00427999999999995">
            <text:p>0,00428</text:p>
          </table:table-cell>
          <table:table-cell table:formula="of:=SUM([.S10:.W10])/5" office:value-type="float" office:value="0.9865">
            <text:p>0,9865</text:p>
          </table:table-cell>
          <table:table-cell table:formula="of:=MAX(([.S10]-[.AE10]);([.T10]-[.AE10]);([.U10]-[.AE10]);([.V10]-[.AE10]);([.W10]-[.AE10]))" office:value-type="float" office:value="0.0234">
            <text:p>0,0234</text:p>
          </table:table-cell>
          <table:table-cell/>
          <table:table-cell table:formula="of:=([.AA10]/[.AC10])" office:value-type="float" office:value="1.39861560024027">
            <text:p>1,3986156002</text:p>
          </table:table-cell>
          <table:table-cell table:formula="of:=[.Y10]/[.AE10]" office:value-type="float" office:value="0.57682716675114">
            <text:p>0,5768271668</text:p>
          </table:table-cell>
          <table:table-cell table:formula="of:=([.AH10]-[.AI10])/([.AH10]+2*[.AI10])" office:value-type="float" office:value="0.32198335396448">
            <text:p>0,321983354</text:p>
          </table:table-cell>
          <table:table-cell/>
          <table:table-cell table:formula="of:=(3*[.AC10]*[.AF10]*[.AA10]*[.Y10])/(2*[.AC10]*[.Y10]+[.AE10]*[.AA10])^2+(3*[.AC10]*[.AE10]*[.AA10]*[.Z10])/(2*[.AC10]*[.Y10]+[.AE10]*[.AA10])^2+(3*[.AD10]*[.AE10]*[.AA10]*[.Y10])/(2*[.AC10]*[.Y10]+[.AE10]*[.AA10])^2+(3*[.AC10]*[.AE10]*[.AB10]*[.Y10])/(2*[.AC10]*[.Y10]+[.AE10]*[.AA10])^2" office:value-type="float" office:value="0.0312216624559306">
            <text:p>0,0312216625</text:p>
          </table:table-cell>
          <table:table-cell/>
        </table:table-row>
        <table:table-row table:style-name="ro1">
          <table:table-cell office:value-type="float" office:value="25.78">
            <text:p>25,78</text:p>
          </table:table-cell>
          <table:table-cell office:value-type="float" office:value="25.79">
            <text:p>25,79</text:p>
          </table:table-cell>
          <table:table-cell table:formula="of:=([.A11]+[.B11])/2" office:value-type="float" office:value="25.785">
            <text:p>25,785</text:p>
          </table:table-cell>
          <table:table-cell office:value-type="float" office:value="0.5552">
            <text:p>0,5552</text:p>
          </table:table-cell>
          <table:table-cell office:value-type="float" office:value="0.5585">
            <text:p>0,5585</text:p>
          </table:table-cell>
          <table:table-cell office:value-type="float" office:value="0.5618">
            <text:p>0,5618</text:p>
          </table:table-cell>
          <table:table-cell office:value-type="float" office:value="0.5585">
            <text:p>0,5585</text:p>
          </table:table-cell>
          <table:table-cell office:value-type="float" office:value="0.575">
            <text:p>0,575</text:p>
          </table:table-cell>
          <table:table-cell office:value-type="float" office:value="0.9407">
            <text:p>0,9407</text:p>
          </table:table-cell>
          <table:table-cell table:number-columns-repeated="2" office:value-type="float" office:value="0.9473">
            <text:p>0,9473</text:p>
          </table:table-cell>
          <table:table-cell office:value-type="float" office:value="0.9605">
            <text:p>0,9605</text:p>
          </table:table-cell>
          <table:table-cell office:value-type="float" office:value="0.9522">
            <text:p>0,9522</text:p>
          </table:table-cell>
          <table:table-cell office:value-type="float" office:value="0.6969">
            <text:p>0,6969</text:p>
          </table:table-cell>
          <table:table-cell office:value-type="float" office:value="0.6771">
            <text:p>0,6771</text:p>
          </table:table-cell>
          <table:table-cell office:value-type="float" office:value="0.6903">
            <text:p>0,6903</text:p>
          </table:table-cell>
          <table:table-cell office:value-type="float" office:value="0.687">
            <text:p>0,687</text:p>
          </table:table-cell>
          <table:table-cell office:value-type="float" office:value="0.6919">
            <text:p>0,6919</text:p>
          </table:table-cell>
          <table:table-cell office:value-type="float" office:value="0.9802">
            <text:p>0,9802</text:p>
          </table:table-cell>
          <table:table-cell office:value-type="float" office:value="0.9687">
            <text:p>0,9687</text:p>
          </table:table-cell>
          <table:table-cell office:value-type="float" office:value="0.9638">
            <text:p>0,9638</text:p>
          </table:table-cell>
          <table:table-cell office:value-type="float" office:value="0.9671">
            <text:p>0,9671</text:p>
          </table:table-cell>
          <table:table-cell office:value-type="float" office:value="0.9704">
            <text:p>0,9704</text:p>
          </table:table-cell>
          <table:table-cell/>
          <table:table-cell table:formula="of:=SUM([.D11:.H11])/5" office:value-type="float" office:value="0.5618">
            <text:p>0,5618</text:p>
          </table:table-cell>
          <table:table-cell table:formula="of:=MAX(([.D11]-[.Y11]);([.E11]-[.Y11]);([.F11]-[.Y11]);([.G11]-[.Y11]);([.H11]-[.Y11]))" office:value-type="float" office:value="0.0132">
            <text:p>0,0132</text:p>
          </table:table-cell>
          <table:table-cell table:formula="of:=SUM([.I11:.M11])/5" office:value-type="float" office:value="0.9496">
            <text:p>0,9496</text:p>
          </table:table-cell>
          <table:table-cell table:formula="of:=MAX(([.I11]-[.AA11]);([.J11]-[.AA11]);([.K11]-[.AA11]);([.L11]-[.AA11]);([.M11]-[.AA11]))" office:value-type="float" office:value="0.0109">
            <text:p>0,0109</text:p>
          </table:table-cell>
          <table:table-cell table:formula="of:=SUM([.N11:.R11])/5" office:value-type="float" office:value="0.68864">
            <text:p>0,68864</text:p>
          </table:table-cell>
          <table:table-cell table:formula="of:=MAX(([.N11]-[.AC11]);([.O11]-[.AC11]);([.P11]-[.AC11]);([.Q11]-[.AC11]);([.R11]-[.AC11]))" office:value-type="float" office:value="0.00826000000000004">
            <text:p>0,00826</text:p>
          </table:table-cell>
          <table:table-cell table:formula="of:=SUM([.S11:.W11])/5" office:value-type="float" office:value="0.97004">
            <text:p>0,97004</text:p>
          </table:table-cell>
          <table:table-cell table:formula="of:=MAX(([.S11]-[.AE11]);([.T11]-[.AE11]);([.U11]-[.AE11]);([.V11]-[.AE11]);([.W11]-[.AE11]))" office:value-type="float" office:value="0.0101599999999998">
            <text:p>0,01016</text:p>
          </table:table-cell>
          <table:table-cell/>
          <table:table-cell table:formula="of:=([.AA11]/[.AC11])" office:value-type="float" office:value="1.37894981412639">
            <text:p>1,3789498141</text:p>
          </table:table-cell>
          <table:table-cell table:formula="of:=[.Y11]/[.AE11]" office:value-type="float" office:value="0.579151375201023">
            <text:p>0,5791513752</text:p>
          </table:table-cell>
          <table:table-cell table:formula="of:=([.AH11]-[.AI11])/([.AH11]+2*[.AI11])" office:value-type="float" office:value="0.315222240823321">
            <text:p>0,3152222408</text:p>
          </table:table-cell>
          <table:table-cell/>
          <table:table-cell table:formula="of:=(3*[.AC11]*[.AF11]*[.AA11]*[.Y11])/(2*[.AC11]*[.Y11]+[.AE11]*[.AA11])^2+(3*[.AC11]*[.AE11]*[.AA11]*[.Z11])/(2*[.AC11]*[.Y11]+[.AE11]*[.AA11])^2+(3*[.AD11]*[.AE11]*[.AA11]*[.Y11])/(2*[.AC11]*[.Y11]+[.AE11]*[.AA11])^2+(3*[.AC11]*[.AE11]*[.AB11]*[.Y11])/(2*[.AC11]*[.Y11]+[.AE11]*[.AA11])^2" office:value-type="float" office:value="0.0213781721478089">
            <text:p>0,0213781721</text:p>
          </table:table-cell>
          <table:table-cell/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26.44">
            <text:p>26,44</text:p>
          </table:table-cell>
          <table:table-cell table:formula="of:=([.A12]+[.B12])/2" office:value-type="float" office:value="26.37">
            <text:p>26,37</text:p>
          </table:table-cell>
          <table:table-cell office:value-type="float" office:value="0.5453">
            <text:p>0,5453</text:p>
          </table:table-cell>
          <table:table-cell office:value-type="float" office:value="0.5288">
            <text:p>0,5288</text:p>
          </table:table-cell>
          <table:table-cell office:value-type="float" office:value="0.5354">
            <text:p>0,5354</text:p>
          </table:table-cell>
          <table:table-cell table:number-columns-repeated="2" office:value-type="float" office:value="0.5371">
            <text:p>0,5371</text:p>
          </table:table-cell>
          <table:table-cell office:value-type="float" office:value="0.9209">
            <text:p>0,9209</text:p>
          </table:table-cell>
          <table:table-cell office:value-type="float" office:value="0.9094">
            <text:p>0,9094</text:p>
          </table:table-cell>
          <table:table-cell office:value-type="float" office:value="0.9127">
            <text:p>0,9127</text:p>
          </table:table-cell>
          <table:table-cell office:value-type="float" office:value="0.9308">
            <text:p>0,9308</text:p>
          </table:table-cell>
          <table:table-cell office:value-type="float" office:value="0.9242">
            <text:p>0,9242</text:p>
          </table:table-cell>
          <table:table-cell office:value-type="float" office:value="0.6771">
            <text:p>0,6771</text:p>
          </table:table-cell>
          <table:table-cell office:value-type="float" office:value="0.6783">
            <text:p>0,6783</text:p>
          </table:table-cell>
          <table:table-cell office:value-type="float" office:value="0.6837">
            <text:p>0,6837</text:p>
          </table:table-cell>
          <table:table-cell office:value-type="float" office:value="0.6804">
            <text:p>0,6804</text:p>
          </table:table-cell>
          <table:table-cell office:value-type="float" office:value="0.6623">
            <text:p>0,6623</text:p>
          </table:table-cell>
          <table:table-cell office:value-type="float" office:value="0.9308">
            <text:p>0,9308</text:p>
          </table:table-cell>
          <table:table-cell office:value-type="float" office:value="0.9341">
            <text:p>0,9341</text:p>
          </table:table-cell>
          <table:table-cell office:value-type="float" office:value="0.9325">
            <text:p>0,9325</text:p>
          </table:table-cell>
          <table:table-cell office:value-type="float" office:value="0.9275">
            <text:p>0,9275</text:p>
          </table:table-cell>
          <table:table-cell office:value-type="float" office:value="0.9308">
            <text:p>0,9308</text:p>
          </table:table-cell>
          <table:table-cell/>
          <table:table-cell table:formula="of:=SUM([.D12:.H12])/5" office:value-type="float" office:value="0.53674">
            <text:p>0,53674</text:p>
          </table:table-cell>
          <table:table-cell table:formula="of:=MAX(([.D12]-[.Y12]);([.E12]-[.Y12]);([.F12]-[.Y12]);([.G12]-[.Y12]);([.H12]-[.Y12]))" office:value-type="float" office:value="0.0085599999999999">
            <text:p>0,00856</text:p>
          </table:table-cell>
          <table:table-cell table:formula="of:=SUM([.I12:.M12])/5" office:value-type="float" office:value="0.9196">
            <text:p>0,9196</text:p>
          </table:table-cell>
          <table:table-cell table:formula="of:=MAX(([.I12]-[.AA12]);([.J12]-[.AA12]);([.K12]-[.AA12]);([.L12]-[.AA12]);([.M12]-[.AA12]))" office:value-type="float" office:value="0.0111999999999999">
            <text:p>0,0112</text:p>
          </table:table-cell>
          <table:table-cell table:formula="of:=SUM([.N12:.R12])/5" office:value-type="float" office:value="0.67636">
            <text:p>0,67636</text:p>
          </table:table-cell>
          <table:table-cell table:formula="of:=MAX(([.N12]-[.AC12]);([.O12]-[.AC12]);([.P12]-[.AC12]);([.Q12]-[.AC12]);([.R12]-[.AC12]))" office:value-type="float" office:value="0.00734000000000001">
            <text:p>0,00734</text:p>
          </table:table-cell>
          <table:table-cell table:formula="of:=SUM([.S12:.W12])/5" office:value-type="float" office:value="0.93114">
            <text:p>0,93114</text:p>
          </table:table-cell>
          <table:table-cell table:formula="of:=MAX(([.S12]-[.AE12]);([.T12]-[.AE12]);([.U12]-[.AE12]);([.V12]-[.AE12]);([.W12]-[.AE12]))" office:value-type="float" office:value="0.00295999999999996">
            <text:p>0,00296</text:p>
          </table:table-cell>
          <table:table-cell/>
          <table:table-cell table:formula="of:=([.AA12]/[.AC12])" office:value-type="float" office:value="1.35963096575788">
            <text:p>1,3596309658</text:p>
          </table:table-cell>
          <table:table-cell table:formula="of:=[.Y12]/[.AE12]" office:value-type="float" office:value="0.576433189423717">
            <text:p>0,5764331894</text:p>
          </table:table-cell>
          <table:table-cell table:formula="of:=([.AH12]-[.AI12])/([.AH12]+2*[.AI12])" office:value-type="float" office:value="0.311720837443191">
            <text:p>0,3117208374</text:p>
          </table:table-cell>
          <table:table-cell/>
          <table:table-cell table:formula="of:=(3*[.AC12]*[.AF12]*[.AA12]*[.Y12])/(2*[.AC12]*[.Y12]+[.AE12]*[.AA12])^2+(3*[.AC12]*[.AE12]*[.AA12]*[.Z12])/(2*[.AC12]*[.Y12]+[.AE12]*[.AA12])^2+(3*[.AD12]*[.AE12]*[.AA12]*[.Y12])/(2*[.AC12]*[.Y12]+[.AE12]*[.AA12])^2+(3*[.AC12]*[.AE12]*[.AB12]*[.Y12])/(2*[.AC12]*[.Y12]+[.AE12]*[.AA12])^2" office:value-type="float" office:value="0.0157023504940337">
            <text:p>0,0157023505</text:p>
          </table:table-cell>
          <table:table-cell/>
        </table:table-row>
        <table:table-row table:style-name="ro1">
          <table:table-cell office:value-type="float" office:value="26.9">
            <text:p>26,9</text:p>
          </table:table-cell>
          <table:table-cell office:value-type="float" office:value="26.96">
            <text:p>26,96</text:p>
          </table:table-cell>
          <table:table-cell table:formula="of:=([.A13]+[.B13])/2" office:value-type="float" office:value="26.93">
            <text:p>26,93</text:p>
          </table:table-cell>
          <table:table-cell office:value-type="float" office:value="0.4827">
            <text:p>0,4827</text:p>
          </table:table-cell>
          <table:table-cell office:value-type="float" office:value="0.4531">
            <text:p>0,4531</text:p>
          </table:table-cell>
          <table:table-cell table:number-columns-repeated="2" office:value-type="float" office:value="0.4761">
            <text:p>0,4761</text:p>
          </table:table-cell>
          <table:table-cell office:value-type="float" office:value="0.4629">
            <text:p>0,4629</text:p>
          </table:table-cell>
          <table:table-cell office:value-type="float" office:value="0.7957">
            <text:p>0,7957</text:p>
          </table:table-cell>
          <table:table-cell office:value-type="float" office:value="0.7924">
            <text:p>0,7924</text:p>
          </table:table-cell>
          <table:table-cell office:value-type="float" office:value="0.8188">
            <text:p>0,8188</text:p>
          </table:table-cell>
          <table:table-cell office:value-type="float" office:value="0.7743">
            <text:p>0,7743</text:p>
          </table:table-cell>
          <table:table-cell office:value-type="float" office:value="0.8056">
            <text:p>0,8056</text:p>
          </table:table-cell>
          <table:table-cell office:value-type="float" office:value="0.6194">
            <text:p>0,6194</text:p>
          </table:table-cell>
          <table:table-cell office:value-type="float" office:value="0.6129">
            <text:p>0,6129</text:p>
          </table:table-cell>
          <table:table-cell office:value-type="float" office:value="0.5898">
            <text:p>0,5898</text:p>
          </table:table-cell>
          <table:table-cell office:value-type="float" office:value="0.598">
            <text:p>0,598</text:p>
          </table:table-cell>
          <table:table-cell office:value-type="float" office:value="0.6079">
            <text:p>0,6079</text:p>
          </table:table-cell>
          <table:table-cell office:value-type="float" office:value="0.8353">
            <text:p>0,8353</text:p>
          </table:table-cell>
          <table:table-cell office:value-type="float" office:value="0.8287">
            <text:p>0,8287</text:p>
          </table:table-cell>
          <table:table-cell office:value-type="float" office:value="0.8353">
            <text:p>0,8353</text:p>
          </table:table-cell>
          <table:table-cell office:value-type="float" office:value="0.8089">
            <text:p>0,8089</text:p>
          </table:table-cell>
          <table:table-cell office:value-type="float" office:value="0.8007">
            <text:p>0,8007</text:p>
          </table:table-cell>
          <table:table-cell/>
          <table:table-cell table:formula="of:=SUM([.D13:.H13])/5" office:value-type="float" office:value="0.47018">
            <text:p>0,47018</text:p>
          </table:table-cell>
          <table:table-cell table:formula="of:=MAX(([.D13]-[.Y13]);([.E13]-[.Y13]);([.F13]-[.Y13]);([.G13]-[.Y13]);([.H13]-[.Y13]))" office:value-type="float" office:value="0.01252">
            <text:p>0,01252</text:p>
          </table:table-cell>
          <table:table-cell table:formula="of:=SUM([.I13:.M13])/5" office:value-type="float" office:value="0.79736">
            <text:p>0,79736</text:p>
          </table:table-cell>
          <table:table-cell table:formula="of:=MAX(([.I13]-[.AA13]);([.J13]-[.AA13]);([.K13]-[.AA13]);([.L13]-[.AA13]);([.M13]-[.AA13]))" office:value-type="float" office:value="0.02144">
            <text:p>0,02144</text:p>
          </table:table-cell>
          <table:table-cell table:formula="of:=SUM([.N13:.R13])/5" office:value-type="float" office:value="0.6056">
            <text:p>0,6056</text:p>
          </table:table-cell>
          <table:table-cell table:formula="of:=MAX(([.N13]-[.AC13]);([.O13]-[.AC13]);([.P13]-[.AC13]);([.Q13]-[.AC13]);([.R13]-[.AC13]))" office:value-type="float" office:value="0.0138">
            <text:p>0,0138</text:p>
          </table:table-cell>
          <table:table-cell table:formula="of:=SUM([.S13:.W13])/5" office:value-type="float" office:value="0.82178">
            <text:p>0,82178</text:p>
          </table:table-cell>
          <table:table-cell table:formula="of:=MAX(([.S13]-[.AE13]);([.T13]-[.AE13]);([.U13]-[.AE13]);([.V13]-[.AE13]);([.W13]-[.AE13]))" office:value-type="float" office:value="0.01352">
            <text:p>0,01352</text:p>
          </table:table-cell>
          <table:table-cell/>
          <table:table-cell table:formula="of:=([.AA13]/[.AC13])" office:value-type="float" office:value="1.31664464993395">
            <text:p>1,3166446499</text:p>
          </table:table-cell>
          <table:table-cell table:formula="of:=[.Y13]/[.AE13]" office:value-type="float" office:value="0.572148263525518">
            <text:p>0,5721482635</text:p>
          </table:table-cell>
          <table:table-cell table:formula="of:=([.AH13]-[.AI13])/([.AH13]+2*[.AI13])" office:value-type="float" office:value="0.302525063732141">
            <text:p>0,3025250637</text:p>
          </table:table-cell>
          <table:table-cell/>
          <table:table-cell table:formula="of:=(3*[.AC13]*[.AF13]*[.AA13]*[.Y13])/(2*[.AC13]*[.Y13]+[.AE13]*[.AA13])^2+(3*[.AC13]*[.AE13]*[.AA13]*[.Z13])/(2*[.AC13]*[.Y13]+[.AE13]*[.AA13])^2+(3*[.AD13]*[.AE13]*[.AA13]*[.Y13])/(2*[.AC13]*[.Y13]+[.AE13]*[.AA13])^2+(3*[.AC13]*[.AE13]*[.AB13]*[.Y13])/(2*[.AC13]*[.Y13]+[.AE13]*[.AA13])^2" office:value-type="float" office:value="0.0346129886992785">
            <text:p>0,0346129887</text:p>
          </table:table-cell>
          <table:table-cell/>
        </table:table-row>
        <table:table-row table:style-name="ro1">
          <table:table-cell office:value-type="float" office:value="27.56">
            <text:p>27,56</text:p>
          </table:table-cell>
          <table:table-cell office:value-type="float" office:value="27.55">
            <text:p>27,55</text:p>
          </table:table-cell>
          <table:table-cell table:formula="of:=([.A14]+[.B14])/2" office:value-type="float" office:value="27.555">
            <text:p>27,555</text:p>
          </table:table-cell>
          <table:table-cell office:value-type="float" office:value="0.4564">
            <text:p>0,4564</text:p>
          </table:table-cell>
          <table:table-cell office:value-type="float" office:value="0.4596">
            <text:p>0,4596</text:p>
          </table:table-cell>
          <table:table-cell office:value-type="float" office:value="0.4465">
            <text:p>0,4465</text:p>
          </table:table-cell>
          <table:table-cell office:value-type="float" office:value="0.4432">
            <text:p>0,4432</text:p>
          </table:table-cell>
          <table:table-cell office:value-type="float" office:value="0.4547">
            <text:p>0,4547</text:p>
          </table:table-cell>
          <table:table-cell office:value-type="float" office:value="0.7397">
            <text:p>0,7397</text:p>
          </table:table-cell>
          <table:table-cell office:value-type="float" office:value="0.7331">
            <text:p>0,7331</text:p>
          </table:table-cell>
          <table:table-cell office:value-type="float" office:value="0.7364">
            <text:p>0,7364</text:p>
          </table:table-cell>
          <table:table-cell office:value-type="float" office:value="0.7331">
            <text:p>0,7331</text:p>
          </table:table-cell>
          <table:table-cell office:value-type="float" office:value="0.7298">
            <text:p>0,7298</text:p>
          </table:table-cell>
          <table:table-cell office:value-type="float" office:value="0.5387">
            <text:p>0,5387</text:p>
          </table:table-cell>
          <table:table-cell table:number-columns-repeated="2" office:value-type="float" office:value="0.5618">
            <text:p>0,5618</text:p>
          </table:table-cell>
          <table:table-cell office:value-type="float" office:value="0.5568">
            <text:p>0,5568</text:p>
          </table:table-cell>
          <table:table-cell office:value-type="float" office:value="0.5486">
            <text:p>0,5486</text:p>
          </table:table-cell>
          <table:table-cell office:value-type="float" office:value="0.7825">
            <text:p>0,7825</text:p>
          </table:table-cell>
          <table:table-cell office:value-type="float" office:value="0.7727">
            <text:p>0,7727</text:p>
          </table:table-cell>
          <table:table-cell office:value-type="float" office:value="0.7974">
            <text:p>0,7974</text:p>
          </table:table-cell>
          <table:table-cell office:value-type="float" office:value="0.7694">
            <text:p>0,7694</text:p>
          </table:table-cell>
          <table:table-cell office:value-type="float" office:value="0.7875">
            <text:p>0,7875</text:p>
          </table:table-cell>
          <table:table-cell/>
          <table:table-cell table:formula="of:=SUM([.D14:.H14])/5" office:value-type="float" office:value="0.45208">
            <text:p>0,45208</text:p>
          </table:table-cell>
          <table:table-cell table:formula="of:=MAX(([.D14]-[.Y14]);([.E14]-[.Y14]);([.F14]-[.Y14]);([.G14]-[.Y14]);([.H14]-[.Y14]))" office:value-type="float" office:value="0.00751999999999997">
            <text:p>0,00752</text:p>
          </table:table-cell>
          <table:table-cell table:formula="of:=SUM([.I14:.M14])/5" office:value-type="float" office:value="0.73442">
            <text:p>0,73442</text:p>
          </table:table-cell>
          <table:table-cell table:formula="of:=MAX(([.I14]-[.AA14]);([.J14]-[.AA14]);([.K14]-[.AA14]);([.L14]-[.AA14]);([.M14]-[.AA14]))" office:value-type="float" office:value="0.00527999999999995">
            <text:p>0,00528</text:p>
          </table:table-cell>
          <table:table-cell table:formula="of:=SUM([.N14:.R14])/5" office:value-type="float" office:value="0.55354">
            <text:p>0,55354</text:p>
          </table:table-cell>
          <table:table-cell table:formula="of:=MAX(([.N14]-[.AC14]);([.O14]-[.AC14]);([.P14]-[.AC14]);([.Q14]-[.AC14]);([.R14]-[.AC14]))" office:value-type="float" office:value="0.00826000000000004">
            <text:p>0,00826</text:p>
          </table:table-cell>
          <table:table-cell table:formula="of:=SUM([.S14:.W14])/5" office:value-type="float" office:value="0.7819">
            <text:p>0,7819</text:p>
          </table:table-cell>
          <table:table-cell table:formula="of:=MAX(([.S14]-[.AE14]);([.T14]-[.AE14]);([.U14]-[.AE14]);([.V14]-[.AE14]);([.W14]-[.AE14]))" office:value-type="float" office:value="0.0155">
            <text:p>0,0155</text:p>
          </table:table-cell>
          <table:table-cell/>
          <table:table-cell table:formula="of:=([.AA14]/[.AC14])" office:value-type="float" office:value="1.3267695198179">
            <text:p>1,3267695198</text:p>
          </table:table-cell>
          <table:table-cell table:formula="of:=[.Y14]/[.AE14]" office:value-type="float" office:value="0.578181353114209">
            <text:p>0,5781813531</text:p>
          </table:table-cell>
          <table:table-cell table:formula="of:=([.AH14]-[.AI14])/([.AH14]+2*[.AI14])" office:value-type="float" office:value="0.301469313172905">
            <text:p>0,3014693132</text:p>
          </table:table-cell>
          <table:table-cell/>
          <table:table-cell table:formula="of:=(3*[.AC14]*[.AF14]*[.AA14]*[.Y14])/(2*[.AC14]*[.Y14]+[.AE14]*[.AA14])^2+(3*[.AC14]*[.AE14]*[.AA14]*[.Z14])/(2*[.AC14]*[.Y14]+[.AE14]*[.AA14])^2+(3*[.AD14]*[.AE14]*[.AA14]*[.Y14])/(2*[.AC14]*[.Y14]+[.AE14]*[.AA14])^2+(3*[.AC14]*[.AE14]*[.AB14]*[.Y14])/(2*[.AC14]*[.Y14]+[.AE14]*[.AA14])^2" office:value-type="float" office:value="0.0218600189006493">
            <text:p>0,0218600189</text:p>
          </table:table-cell>
          <table:table-cell/>
        </table:table-row>
        <table:table-row table:style-name="ro1">
          <table:table-cell office:value-type="float" office:value="28.23">
            <text:p>28,23</text:p>
          </table:table-cell>
          <table:table-cell office:value-type="float" office:value="28.26">
            <text:p>28,26</text:p>
          </table:table-cell>
          <table:table-cell table:formula="of:=([.A15]+[.B15])/2" office:value-type="float" office:value="28.245">
            <text:p>28,245</text:p>
          </table:table-cell>
          <table:table-cell office:value-type="float" office:value="0.4543">
            <text:p>0,4543</text:p>
          </table:table-cell>
          <table:table-cell office:value-type="float" office:value="0.4646">
            <text:p>0,4646</text:p>
          </table:table-cell>
          <table:table-cell office:value-type="float" office:value="0.4563">
            <text:p>0,4563</text:p>
          </table:table-cell>
          <table:table-cell office:value-type="float" office:value="0.4662">
            <text:p>0,4662</text:p>
          </table:table-cell>
          <table:table-cell office:value-type="float" office:value="0.4514">
            <text:p>0,4514</text:p>
          </table:table-cell>
          <table:table-cell office:value-type="float" office:value="0.71">
            <text:p>0,71</text:p>
          </table:table-cell>
          <table:table-cell office:value-type="float" office:value="0.687">
            <text:p>0,687</text:p>
          </table:table-cell>
          <table:table-cell office:value-type="float" office:value="0.7166">
            <text:p>0,7166</text:p>
          </table:table-cell>
          <table:table-cell office:value-type="float" office:value="0.6936">
            <text:p>0,6936</text:p>
          </table:table-cell>
          <table:table-cell office:value-type="float" office:value="0.6903">
            <text:p>0,6903</text:p>
          </table:table-cell>
          <table:table-cell office:value-type="float" office:value="0.5684">
            <text:p>0,5684</text:p>
          </table:table-cell>
          <table:table-cell office:value-type="float" office:value="0.5552">
            <text:p>0,5552</text:p>
          </table:table-cell>
          <table:table-cell office:value-type="float" office:value="0.5618">
            <text:p>0,5618</text:p>
          </table:table-cell>
          <table:table-cell office:value-type="float" office:value="0.5453">
            <text:p>0,5453</text:p>
          </table:table-cell>
          <table:table-cell office:value-type="float" office:value="0.5519">
            <text:p>0,5519</text:p>
          </table:table-cell>
          <table:table-cell office:value-type="float" office:value="0.7891">
            <text:p>0,7891</text:p>
          </table:table-cell>
          <table:table-cell office:value-type="float" office:value="0.776">
            <text:p>0,776</text:p>
          </table:table-cell>
          <table:table-cell office:value-type="float" office:value="0.7727">
            <text:p>0,7727</text:p>
          </table:table-cell>
          <table:table-cell office:value-type="float" office:value="0.7792">
            <text:p>0,7792</text:p>
          </table:table-cell>
          <table:table-cell office:value-type="float" office:value="0.7875">
            <text:p>0,7875</text:p>
          </table:table-cell>
          <table:table-cell/>
          <table:table-cell table:formula="of:=SUM([.D15:.H15])/5" office:value-type="float" office:value="0.45856">
            <text:p>0,45856</text:p>
          </table:table-cell>
          <table:table-cell table:formula="of:=MAX(([.D15]-[.Y15]);([.E15]-[.Y15]);([.F15]-[.Y15]);([.G15]-[.Y15]);([.H15]-[.Y15]))" office:value-type="float" office:value="0.00763999999999998">
            <text:p>0,00764</text:p>
          </table:table-cell>
          <table:table-cell table:formula="of:=SUM([.I15:.M15])/5" office:value-type="float" office:value="0.6995">
            <text:p>0,6995</text:p>
          </table:table-cell>
          <table:table-cell table:formula="of:=MAX(([.I15]-[.AA15]);([.J15]-[.AA15]);([.K15]-[.AA15]);([.L15]-[.AA15]);([.M15]-[.AA15]))" office:value-type="float" office:value="0.0171">
            <text:p>0,0171</text:p>
          </table:table-cell>
          <table:table-cell table:formula="of:=SUM([.N15:.R15])/5" office:value-type="float" office:value="0.55652">
            <text:p>0,55652</text:p>
          </table:table-cell>
          <table:table-cell table:formula="of:=MAX(([.N15]-[.AC15]);([.O15]-[.AC15]);([.P15]-[.AC15]);([.Q15]-[.AC15]);([.R15]-[.AC15]))" office:value-type="float" office:value="0.01188">
            <text:p>0,01188</text:p>
          </table:table-cell>
          <table:table-cell table:formula="of:=SUM([.S15:.W15])/5" office:value-type="float" office:value="0.7809">
            <text:p>0,7809</text:p>
          </table:table-cell>
          <table:table-cell table:formula="of:=MAX(([.S15]-[.AE15]);([.T15]-[.AE15]);([.U15]-[.AE15]);([.V15]-[.AE15]);([.W15]-[.AE15]))" office:value-type="float" office:value="0.00819999999999999">
            <text:p>0,0082</text:p>
          </table:table-cell>
          <table:table-cell/>
          <table:table-cell table:formula="of:=([.AA15]/[.AC15])" office:value-type="float" office:value="1.25691799036872">
            <text:p>1,2569179904</text:p>
          </table:table-cell>
          <table:table-cell table:formula="of:=[.Y15]/[.AE15]" office:value-type="float" office:value="0.587219874503778">
            <text:p>0,5872198745</text:p>
          </table:table-cell>
          <table:table-cell table:formula="of:=([.AH15]-[.AI15])/([.AH15]+2*[.AI15])" office:value-type="float" office:value="0.275442031840507">
            <text:p>0,2754420318</text:p>
          </table:table-cell>
          <table:table-cell/>
          <table:table-cell table:formula="of:=(3*[.AC15]*[.AF15]*[.AA15]*[.Y15])/(2*[.AC15]*[.Y15]+[.AE15]*[.AA15])^2+(3*[.AC15]*[.AE15]*[.AA15]*[.Z15])/(2*[.AC15]*[.Y15]+[.AE15]*[.AA15])^2+(3*[.AD15]*[.AE15]*[.AA15]*[.Y15])/(2*[.AC15]*[.Y15]+[.AE15]*[.AA15])^2+(3*[.AC15]*[.AE15]*[.AB15]*[.Y15])/(2*[.AC15]*[.Y15]+[.AE15]*[.AA15])^2" office:value-type="float" office:value="0.0273264666848526">
            <text:p>0,0273264667</text:p>
          </table:table-cell>
          <table:table-cell/>
        </table:table-row>
        <table:table-row table:style-name="ro1">
          <table:table-cell office:value-type="float" office:value="28.68">
            <text:p>28,68</text:p>
          </table:table-cell>
          <table:table-cell office:value-type="float" office:value="28.76">
            <text:p>28,76</text:p>
          </table:table-cell>
          <table:table-cell table:formula="of:=([.A16]+[.B16])/2" office:value-type="float" office:value="28.72">
            <text:p>28,72</text:p>
          </table:table-cell>
          <table:table-cell office:value-type="float" office:value="0.4267">
            <text:p>0,4267</text:p>
          </table:table-cell>
          <table:table-cell office:value-type="float" office:value="0.4316">
            <text:p>0,4316</text:p>
          </table:table-cell>
          <table:table-cell office:value-type="float" office:value="0.4234">
            <text:p>0,4234</text:p>
          </table:table-cell>
          <table:table-cell office:value-type="float" office:value="0.4399">
            <text:p>0,4399</text:p>
          </table:table-cell>
          <table:table-cell office:value-type="float" office:value="0.4481">
            <text:p>0,4481</text:p>
          </table:table-cell>
          <table:table-cell office:value-type="float" office:value="0.631">
            <text:p>0,631</text:p>
          </table:table-cell>
          <table:table-cell office:value-type="float" office:value="0.6475">
            <text:p>0,6475</text:p>
          </table:table-cell>
          <table:table-cell office:value-type="float" office:value="0.6573">
            <text:p>0,6573</text:p>
          </table:table-cell>
          <table:table-cell office:value-type="float" office:value="0.6524">
            <text:p>0,6524</text:p>
          </table:table-cell>
          <table:table-cell office:value-type="float" office:value="0.654">
            <text:p>0,654</text:p>
          </table:table-cell>
          <table:table-cell office:value-type="float" office:value="0.5321">
            <text:p>0,5321</text:p>
          </table:table-cell>
          <table:table-cell office:value-type="float" office:value="0.5354">
            <text:p>0,5354</text:p>
          </table:table-cell>
          <table:table-cell office:value-type="float" office:value="0.5585">
            <text:p>0,5585</text:p>
          </table:table-cell>
          <table:table-cell office:value-type="float" office:value="0.5618">
            <text:p>0,5618</text:p>
          </table:table-cell>
          <table:table-cell office:value-type="float" office:value="0.5651">
            <text:p>0,5651</text:p>
          </table:table-cell>
          <table:table-cell office:value-type="float" office:value="0.7512">
            <text:p>0,7512</text:p>
          </table:table-cell>
          <table:table-cell office:value-type="float" office:value="0.7595">
            <text:p>0,7595</text:p>
          </table:table-cell>
          <table:table-cell table:number-columns-repeated="2" office:value-type="float" office:value="0.7331">
            <text:p>0,7331</text:p>
          </table:table-cell>
          <table:table-cell office:value-type="float" office:value="0.7364">
            <text:p>0,7364</text:p>
          </table:table-cell>
          <table:table-cell/>
          <table:table-cell table:formula="of:=SUM([.D16:.H16])/5" office:value-type="float" office:value="0.43394">
            <text:p>0,43394</text:p>
          </table:table-cell>
          <table:table-cell table:formula="of:=MAX(([.D16]-[.Y16]);([.E16]-[.Y16]);([.F16]-[.Y16]);([.G16]-[.Y16]);([.H16]-[.Y16]))" office:value-type="float" office:value="0.0141600000000001">
            <text:p>0,01416</text:p>
          </table:table-cell>
          <table:table-cell table:formula="of:=SUM([.I16:.M16])/5" office:value-type="float" office:value="0.64844">
            <text:p>0,64844</text:p>
          </table:table-cell>
          <table:table-cell table:formula="of:=MAX(([.I16]-[.AA16]);([.J16]-[.AA16]);([.K16]-[.AA16]);([.L16]-[.AA16]);([.M16]-[.AA16]))" office:value-type="float" office:value="0.00885999999999987">
            <text:p>0,00886</text:p>
          </table:table-cell>
          <table:table-cell table:formula="of:=SUM([.N16:.R16])/5" office:value-type="float" office:value="0.55058">
            <text:p>0,55058</text:p>
          </table:table-cell>
          <table:table-cell table:formula="of:=MAX(([.N16]-[.AC16]);([.O16]-[.AC16]);([.P16]-[.AC16]);([.Q16]-[.AC16]);([.R16]-[.AC16]))" office:value-type="float" office:value="0.01452">
            <text:p>0,01452</text:p>
          </table:table-cell>
          <table:table-cell table:formula="of:=SUM([.S16:.W16])/5" office:value-type="float" office:value="0.74266">
            <text:p>0,74266</text:p>
          </table:table-cell>
          <table:table-cell table:formula="of:=MAX(([.S16]-[.AE16]);([.T16]-[.AE16]);([.U16]-[.AE16]);([.V16]-[.AE16]);([.W16]-[.AE16]))" office:value-type="float" office:value="0.01684">
            <text:p>0,01684</text:p>
          </table:table-cell>
          <table:table-cell/>
          <table:table-cell table:formula="of:=([.AA16]/[.AC16])" office:value-type="float" office:value="1.17773983798903">
            <text:p>1,177739838</text:p>
          </table:table-cell>
          <table:table-cell table:formula="of:=[.Y16]/[.AE16]" office:value-type="float" office:value="0.584305065575095">
            <text:p>0,5843050656</text:p>
          </table:table-cell>
          <table:table-cell table:formula="of:=([.AH16]-[.AI16])/([.AH16]+2*[.AI16])" office:value-type="float" office:value="0.252918268893895">
            <text:p>0,2529182689</text:p>
          </table:table-cell>
          <table:table-cell/>
          <table:table-cell table:formula="of:=(3*[.AC16]*[.AF16]*[.AA16]*[.Y16])/(2*[.AC16]*[.Y16]+[.AE16]*[.AA16])^2+(3*[.AC16]*[.AE16]*[.AA16]*[.Z16])/(2*[.AC16]*[.Y16]+[.AE16]*[.AA16])^2+(3*[.AD16]*[.AE16]*[.AA16]*[.Y16])/(2*[.AC16]*[.Y16]+[.AE16]*[.AA16])^2+(3*[.AC16]*[.AE16]*[.AB16]*[.Y16])/(2*[.AC16]*[.Y16]+[.AE16]*[.AA16])^2" office:value-type="float" office:value="0.0357527982716151">
            <text:p>0,0357527983</text:p>
          </table:table-cell>
          <table:table-cell/>
        </table:table-row>
        <table:table-row table:style-name="ro1">
          <table:table-cell office:value-type="float" office:value="29.26">
            <text:p>29,26</text:p>
          </table:table-cell>
          <table:table-cell office:value-type="float" office:value="29.41">
            <text:p>29,41</text:p>
          </table:table-cell>
          <table:table-cell table:formula="of:=([.A17]+[.B17])/2" office:value-type="float" office:value="29.335">
            <text:p>29,335</text:p>
          </table:table-cell>
          <table:table-cell office:value-type="float" office:value="0.4398">
            <text:p>0,4398</text:p>
          </table:table-cell>
          <table:table-cell office:value-type="float" office:value="0.4366">
            <text:p>0,4366</text:p>
          </table:table-cell>
          <table:table-cell office:value-type="float" office:value="0.4399">
            <text:p>0,4399</text:p>
          </table:table-cell>
          <table:table-cell office:value-type="float" office:value="0.4333">
            <text:p>0,4333</text:p>
          </table:table-cell>
          <table:table-cell office:value-type="float" office:value="0.4382">
            <text:p>0,4382</text:p>
          </table:table-cell>
          <table:table-cell office:value-type="float" office:value="0.654">
            <text:p>0,654</text:p>
          </table:table-cell>
          <table:table-cell table:number-columns-repeated="2" office:value-type="float" office:value="0.6606">
            <text:p>0,6606</text:p>
          </table:table-cell>
          <table:table-cell office:value-type="float" office:value="0.6475">
            <text:p>0,6475</text:p>
          </table:table-cell>
          <table:table-cell office:value-type="float" office:value="0.6409">
            <text:p>0,6409</text:p>
          </table:table-cell>
          <table:table-cell office:value-type="float" office:value="0.5536">
            <text:p>0,5536</text:p>
          </table:table-cell>
          <table:table-cell office:value-type="float" office:value="0.5354">
            <text:p>0,5354</text:p>
          </table:table-cell>
          <table:table-cell office:value-type="float" office:value="0.542">
            <text:p>0,542</text:p>
          </table:table-cell>
          <table:table-cell office:value-type="float" office:value="0.5618">
            <text:p>0,5618</text:p>
          </table:table-cell>
          <table:table-cell office:value-type="float" office:value="0.5552">
            <text:p>0,5552</text:p>
          </table:table-cell>
          <table:table-cell office:value-type="float" office:value="0.7496">
            <text:p>0,7496</text:p>
          </table:table-cell>
          <table:table-cell office:value-type="float" office:value="0.7562">
            <text:p>0,7562</text:p>
          </table:table-cell>
          <table:table-cell office:value-type="float" office:value="0.776">
            <text:p>0,776</text:p>
          </table:table-cell>
          <table:table-cell office:value-type="float" office:value="0.7479">
            <text:p>0,7479</text:p>
          </table:table-cell>
          <table:table-cell office:value-type="float" office:value="0.7562">
            <text:p>0,7562</text:p>
          </table:table-cell>
          <table:table-cell/>
          <table:table-cell table:formula="of:=SUM([.D17:.H17])/5" office:value-type="float" office:value="0.43756">
            <text:p>0,43756</text:p>
          </table:table-cell>
          <table:table-cell table:formula="of:=MAX(([.D17]-[.Y17]);([.E17]-[.Y17]);([.F17]-[.Y17]);([.G17]-[.Y17]);([.H17]-[.Y17]))" office:value-type="float" office:value="0.00233999999999995">
            <text:p>0,00234</text:p>
          </table:table-cell>
          <table:table-cell table:formula="of:=SUM([.I17:.M17])/5" office:value-type="float" office:value="0.65272">
            <text:p>0,65272</text:p>
          </table:table-cell>
          <table:table-cell table:formula="of:=MAX(([.I17]-[.AA17]);([.J17]-[.AA17]);([.K17]-[.AA17]);([.L17]-[.AA17]);([.M17]-[.AA17]))" office:value-type="float" office:value="0.00788">
            <text:p>0,00788</text:p>
          </table:table-cell>
          <table:table-cell table:formula="of:=SUM([.N17:.R17])/5" office:value-type="float" office:value="0.5496">
            <text:p>0,5496</text:p>
          </table:table-cell>
          <table:table-cell table:formula="of:=MAX(([.N17]-[.AC17]);([.O17]-[.AC17]);([.P17]-[.AC17]);([.Q17]-[.AC17]);([.R17]-[.AC17]))" office:value-type="float" office:value="0.0122000000000001">
            <text:p>0,0122</text:p>
          </table:table-cell>
          <table:table-cell table:formula="of:=SUM([.S17:.W17])/5" office:value-type="float" office:value="0.75718">
            <text:p>0,75718</text:p>
          </table:table-cell>
          <table:table-cell table:formula="of:=MAX(([.S17]-[.AE17]);([.T17]-[.AE17]);([.U17]-[.AE17]);([.V17]-[.AE17]);([.W17]-[.AE17]))" office:value-type="float" office:value="0.0188200000000001">
            <text:p>0,01882</text:p>
          </table:table-cell>
          <table:table-cell/>
          <table:table-cell table:formula="of:=([.AA17]/[.AC17])" office:value-type="float" office:value="1.18762736535662">
            <text:p>1,1876273654</text:p>
          </table:table-cell>
          <table:table-cell table:formula="of:=[.Y17]/[.AE17]" office:value-type="float" office:value="0.577881085078845">
            <text:p>0,5778810851</text:p>
          </table:table-cell>
          <table:table-cell table:formula="of:=([.AH17]-[.AI17])/([.AH17]+2*[.AI17])" office:value-type="float" office:value="0.260198430963785">
            <text:p>0,260198431</text:p>
          </table:table-cell>
          <table:table-cell/>
          <table:table-cell table:formula="of:=(3*[.AC17]*[.AF17]*[.AA17]*[.Y17])/(2*[.AC17]*[.Y17]+[.AE17]*[.AA17])^2+(3*[.AC17]*[.AE17]*[.AA17]*[.Z17])/(2*[.AC17]*[.Y17]+[.AE17]*[.AA17])^2+(3*[.AD17]*[.AE17]*[.AA17]*[.Y17])/(2*[.AC17]*[.Y17]+[.AE17]*[.AA17])^2+(3*[.AC17]*[.AE17]*[.AB17]*[.Y17])/(2*[.AC17]*[.Y17]+[.AE17]*[.AA17])^2" office:value-type="float" office:value="0.0241731829254462">
            <text:p>0,0241731829</text:p>
          </table:table-cell>
          <table:table-cell/>
        </table:table-row>
        <table:table-row table:style-name="ro1">
          <table:table-cell office:value-type="float" office:value="29.98">
            <text:p>29,98</text:p>
          </table:table-cell>
          <table:table-cell office:value-type="float" office:value="30.07">
            <text:p>30,07</text:p>
          </table:table-cell>
          <table:table-cell table:formula="of:=([.A18]+[.B18])/2" office:value-type="float" office:value="30.025">
            <text:p>30,025</text:p>
          </table:table-cell>
          <table:table-cell office:value-type="float" office:value="0.4563">
            <text:p>0,4563</text:p>
          </table:table-cell>
          <table:table-cell office:value-type="float" office:value="0.458">
            <text:p>0,458</text:p>
          </table:table-cell>
          <table:table-cell office:value-type="float" office:value="0.4432">
            <text:p>0,4432</text:p>
          </table:table-cell>
          <table:table-cell office:value-type="float" office:value="0.4613">
            <text:p>0,4613</text:p>
          </table:table-cell>
          <table:table-cell office:value-type="float" office:value="0.4761">
            <text:p>0,4761</text:p>
          </table:table-cell>
          <table:table-cell office:value-type="float" office:value="0.6475">
            <text:p>0,6475</text:p>
          </table:table-cell>
          <table:table-cell office:value-type="float" office:value="0.6606">
            <text:p>0,6606</text:p>
          </table:table-cell>
          <table:table-cell office:value-type="float" office:value="0.6475">
            <text:p>0,6475</text:p>
          </table:table-cell>
          <table:table-cell office:value-type="float" office:value="0.6606">
            <text:p>0,6606</text:p>
          </table:table-cell>
          <table:table-cell office:value-type="float" office:value="0.6343">
            <text:p>0,6343</text:p>
          </table:table-cell>
          <table:table-cell office:value-type="float" office:value="0.5898">
            <text:p>0,5898</text:p>
          </table:table-cell>
          <table:table-cell office:value-type="float" office:value="0.5651">
            <text:p>0,5651</text:p>
          </table:table-cell>
          <table:table-cell office:value-type="float" office:value="0.5816">
            <text:p>0,5816</text:p>
          </table:table-cell>
          <table:table-cell office:value-type="float" office:value="0.5766">
            <text:p>0,5766</text:p>
          </table:table-cell>
          <table:table-cell office:value-type="float" office:value="0.5552">
            <text:p>0,5552</text:p>
          </table:table-cell>
          <table:table-cell office:value-type="float" office:value="0.7924">
            <text:p>0,7924</text:p>
          </table:table-cell>
          <table:table-cell office:value-type="float" office:value="0.8007">
            <text:p>0,8007</text:p>
          </table:table-cell>
          <table:table-cell office:value-type="float" office:value="0.7825">
            <text:p>0,7825</text:p>
          </table:table-cell>
          <table:table-cell office:value-type="float" office:value="0.7908">
            <text:p>0,7908</text:p>
          </table:table-cell>
          <table:table-cell office:value-type="float" office:value="0.8056">
            <text:p>0,8056</text:p>
          </table:table-cell>
          <table:table-cell/>
          <table:table-cell table:formula="of:=SUM([.D18:.H18])/5" office:value-type="float" office:value="0.45898">
            <text:p>0,45898</text:p>
          </table:table-cell>
          <table:table-cell table:formula="of:=MAX(([.D18]-[.Y18]);([.E18]-[.Y18]);([.F18]-[.Y18]);([.G18]-[.Y18]);([.H18]-[.Y18]))" office:value-type="float" office:value="0.01712">
            <text:p>0,01712</text:p>
          </table:table-cell>
          <table:table-cell table:formula="of:=SUM([.I18:.M18])/5" office:value-type="float" office:value="0.6501">
            <text:p>0,6501</text:p>
          </table:table-cell>
          <table:table-cell table:formula="of:=MAX(([.I18]-[.AA18]);([.J18]-[.AA18]);([.K18]-[.AA18]);([.L18]-[.AA18]);([.M18]-[.AA18]))" office:value-type="float" office:value="0.0105000000000001">
            <text:p>0,0105</text:p>
          </table:table-cell>
          <table:table-cell table:formula="of:=SUM([.N18:.R18])/5" office:value-type="float" office:value="0.57366">
            <text:p>0,57366</text:p>
          </table:table-cell>
          <table:table-cell table:formula="of:=MAX(([.N18]-[.AC18]);([.O18]-[.AC18]);([.P18]-[.AC18]);([.Q18]-[.AC18]);([.R18]-[.AC18]))" office:value-type="float" office:value="0.0161399999999999">
            <text:p>0,01614</text:p>
          </table:table-cell>
          <table:table-cell table:formula="of:=SUM([.S18:.W18])/5" office:value-type="float" office:value="0.7944">
            <text:p>0,7944</text:p>
          </table:table-cell>
          <table:table-cell table:formula="of:=MAX(([.S18]-[.AE18]);([.T18]-[.AE18]);([.U18]-[.AE18]);([.V18]-[.AE18]);([.W18]-[.AE18]))" office:value-type="float" office:value="0.0112">
            <text:p>0,0112</text:p>
          </table:table-cell>
          <table:table-cell/>
          <table:table-cell table:formula="of:=([.AA18]/[.AC18])" office:value-type="float" office:value="1.1332496600774">
            <text:p>1,1332496601</text:p>
          </table:table-cell>
          <table:table-cell table:formula="of:=[.Y18]/[.AE18]" office:value-type="float" office:value="0.577769385699899">
            <text:p>0,5777693857</text:p>
          </table:table-cell>
          <table:table-cell table:formula="of:=([.AH18]-[.AI18])/([.AH18]+2*[.AI18])" office:value-type="float" office:value="0.242696208499703">
            <text:p>0,2426962085</text:p>
          </table:table-cell>
          <table:table-cell/>
          <table:table-cell table:formula="of:=(3*[.AC18]*[.AF18]*[.AA18]*[.Y18])/(2*[.AC18]*[.Y18]+[.AE18]*[.AA18])^2+(3*[.AC18]*[.AE18]*[.AA18]*[.Z18])/(2*[.AC18]*[.Y18]+[.AE18]*[.AA18])^2+(3*[.AD18]*[.AE18]*[.AA18]*[.Y18])/(2*[.AC18]*[.Y18]+[.AE18]*[.AA18])^2+(3*[.AC18]*[.AE18]*[.AB18]*[.Y18])/(2*[.AC18]*[.Y18]+[.AE18]*[.AA18])^2" office:value-type="float" office:value="0.0358785788494969">
            <text:p>0,0358785788</text:p>
          </table:table-cell>
          <table:table-cell/>
        </table:table-row>
        <table:table-row table:style-name="ro1">
          <table:table-cell office:value-type="float" office:value="30.72">
            <text:p>30,72</text:p>
          </table:table-cell>
          <table:table-cell office:value-type="float" office:value="30.76">
            <text:p>30,76</text:p>
          </table:table-cell>
          <table:table-cell table:formula="of:=([.A19]+[.B19])/2" office:value-type="float" office:value="30.74">
            <text:p>30,74</text:p>
          </table:table-cell>
          <table:table-cell office:value-type="float" office:value="0.4498">
            <text:p>0,4498</text:p>
          </table:table-cell>
          <table:table-cell office:value-type="float" office:value="0.4283">
            <text:p>0,4283</text:p>
          </table:table-cell>
          <table:table-cell office:value-type="float" office:value="0.4415">
            <text:p>0,4415</text:p>
          </table:table-cell>
          <table:table-cell table:number-columns-repeated="2" office:value-type="float" office:value="0.4333">
            <text:p>0,4333</text:p>
          </table:table-cell>
          <table:table-cell office:value-type="float" office:value="0.6277">
            <text:p>0,6277</text:p>
          </table:table-cell>
          <table:table-cell office:value-type="float" office:value="0.5964">
            <text:p>0,5964</text:p>
          </table:table-cell>
          <table:table-cell office:value-type="float" office:value="0.6063">
            <text:p>0,6063</text:p>
          </table:table-cell>
          <table:table-cell office:value-type="float" office:value="0.6145">
            <text:p>0,6145</text:p>
          </table:table-cell>
          <table:table-cell office:value-type="float" office:value="0.6096">
            <text:p>0,6096</text:p>
          </table:table-cell>
          <table:table-cell office:value-type="float" office:value="0.5815">
            <text:p>0,5815</text:p>
          </table:table-cell>
          <table:table-cell office:value-type="float" office:value="0.5816">
            <text:p>0,5816</text:p>
          </table:table-cell>
          <table:table-cell office:value-type="float" office:value="0.57">
            <text:p>0,57</text:p>
          </table:table-cell>
          <table:table-cell office:value-type="float" office:value="0.5816">
            <text:p>0,5816</text:p>
          </table:table-cell>
          <table:table-cell office:value-type="float" office:value="0.5783">
            <text:p>0,5783</text:p>
          </table:table-cell>
          <table:table-cell office:value-type="float" office:value="0.8089">
            <text:p>0,8089</text:p>
          </table:table-cell>
          <table:table-cell office:value-type="float" office:value="0.799">
            <text:p>0,799</text:p>
          </table:table-cell>
          <table:table-cell office:value-type="float" office:value="0.7941">
            <text:p>0,7941</text:p>
          </table:table-cell>
          <table:table-cell office:value-type="float" office:value="0.8171">
            <text:p>0,8171</text:p>
          </table:table-cell>
          <table:table-cell office:value-type="float" office:value="0.7825">
            <text:p>0,7825</text:p>
          </table:table-cell>
          <table:table-cell/>
          <table:table-cell table:formula="of:=SUM([.D19:.H19])/5" office:value-type="float" office:value="0.43724">
            <text:p>0,43724</text:p>
          </table:table-cell>
          <table:table-cell table:formula="of:=MAX(([.D19]-[.Y19]);([.E19]-[.Y19]);([.F19]-[.Y19]);([.G19]-[.Y19]);([.H19]-[.Y19]))" office:value-type="float" office:value="0.01256">
            <text:p>0,01256</text:p>
          </table:table-cell>
          <table:table-cell table:formula="of:=SUM([.I19:.M19])/5" office:value-type="float" office:value="0.6109">
            <text:p>0,6109</text:p>
          </table:table-cell>
          <table:table-cell table:formula="of:=MAX(([.I19]-[.AA19]);([.J19]-[.AA19]);([.K19]-[.AA19]);([.L19]-[.AA19]);([.M19]-[.AA19]))" office:value-type="float" office:value="0.0168">
            <text:p>0,0168</text:p>
          </table:table-cell>
          <table:table-cell table:formula="of:=SUM([.N19:.R19])/5" office:value-type="float" office:value="0.5786">
            <text:p>0,5786</text:p>
          </table:table-cell>
          <table:table-cell table:formula="of:=MAX(([.N19]-[.AC19]);([.O19]-[.AC19]);([.P19]-[.AC19]);([.Q19]-[.AC19]);([.R19]-[.AC19]))" office:value-type="float" office:value="0.003">
            <text:p>0,003</text:p>
          </table:table-cell>
          <table:table-cell table:formula="of:=SUM([.S19:.W19])/5" office:value-type="float" office:value="0.80032">
            <text:p>0,80032</text:p>
          </table:table-cell>
          <table:table-cell table:formula="of:=MAX(([.S19]-[.AE19]);([.T19]-[.AE19]);([.U19]-[.AE19]);([.V19]-[.AE19]);([.W19]-[.AE19]))" office:value-type="float" office:value="0.0167799999999999">
            <text:p>0,01678</text:p>
          </table:table-cell>
          <table:table-cell/>
          <table:table-cell table:formula="of:=([.AA19]/[.AC19])" office:value-type="float" office:value="1.05582440373315">
            <text:p>1,0558244037</text:p>
          </table:table-cell>
          <table:table-cell table:formula="of:=[.Y19]/[.AE19]" office:value-type="float" office:value="0.546331467413035">
            <text:p>0,5463314674</text:p>
          </table:table-cell>
          <table:table-cell table:formula="of:=([.AH19]-[.AI19])/([.AH19]+2*[.AI19])" office:value-type="float" office:value="0.237140302005122">
            <text:p>0,237140302</text:p>
          </table:table-cell>
          <table:table-cell/>
          <table:table-cell table:formula="of:=(3*[.AC19]*[.AF19]*[.AA19]*[.Y19])/(2*[.AC19]*[.Y19]+[.AE19]*[.AA19])^2+(3*[.AC19]*[.AE19]*[.AA19]*[.Z19])/(2*[.AC19]*[.Y19]+[.AE19]*[.AA19])^2+(3*[.AD19]*[.AE19]*[.AA19]*[.Y19])/(2*[.AC19]*[.Y19]+[.AE19]*[.AA19])^2+(3*[.AC19]*[.AE19]*[.AB19]*[.Y19])/(2*[.AC19]*[.Y19]+[.AE19]*[.AA19])^2" office:value-type="float" office:value="0.030882515941877">
            <text:p>0,0308825159</text:p>
          </table:table-cell>
          <table:table-cell/>
        </table:table-row>
        <table:table-row table:style-name="ro1">
          <table:table-cell office:value-type="float" office:value="31.41">
            <text:p>31,41</text:p>
          </table:table-cell>
          <table:table-cell office:value-type="float" office:value="31.39">
            <text:p>31,39</text:p>
          </table:table-cell>
          <table:table-cell table:formula="of:=([.A20]+[.B20])/2" office:value-type="float" office:value="31.4">
            <text:p>31,4</text:p>
          </table:table-cell>
          <table:table-cell office:value-type="float" office:value="0.4267">
            <text:p>0,4267</text:p>
          </table:table-cell>
          <table:table-cell office:value-type="float" office:value="0.4448">
            <text:p>0,4448</text:p>
          </table:table-cell>
          <table:table-cell office:value-type="float" office:value="0.4267">
            <text:p>0,4267</text:p>
          </table:table-cell>
          <table:table-cell office:value-type="float" office:value="0.4201">
            <text:p>0,4201</text:p>
          </table:table-cell>
          <table:table-cell office:value-type="float" office:value="0.4333">
            <text:p>0,4333</text:p>
          </table:table-cell>
          <table:table-cell office:value-type="float" office:value="0.6475">
            <text:p>0,6475</text:p>
          </table:table-cell>
          <table:table-cell office:value-type="float" office:value="0.6277">
            <text:p>0,6277</text:p>
          </table:table-cell>
          <table:table-cell office:value-type="float" office:value="0.6376">
            <text:p>0,6376</text:p>
          </table:table-cell>
          <table:table-cell office:value-type="float" office:value="0.6145">
            <text:p>0,6145</text:p>
          </table:table-cell>
          <table:table-cell office:value-type="float" office:value="0.6277">
            <text:p>0,6277</text:p>
          </table:table-cell>
          <table:table-cell office:value-type="float" office:value="0.5766">
            <text:p>0,5766</text:p>
          </table:table-cell>
          <table:table-cell office:value-type="float" office:value="0.5552">
            <text:p>0,5552</text:p>
          </table:table-cell>
          <table:table-cell office:value-type="float" office:value="0.5651">
            <text:p>0,5651</text:p>
          </table:table-cell>
          <table:table-cell office:value-type="float" office:value="0.5618">
            <text:p>0,5618</text:p>
          </table:table-cell>
          <table:table-cell office:value-type="float" office:value="0.5717">
            <text:p>0,5717</text:p>
          </table:table-cell>
          <table:table-cell table:number-columns-repeated="2" office:value-type="float" office:value="0.776">
            <text:p>0,776</text:p>
          </table:table-cell>
          <table:table-cell office:value-type="float" office:value="0.7957">
            <text:p>0,7957</text:p>
          </table:table-cell>
          <table:table-cell office:value-type="float" office:value="0.8188">
            <text:p>0,8188</text:p>
          </table:table-cell>
          <table:table-cell office:value-type="float" office:value="0.799">
            <text:p>0,799</text:p>
          </table:table-cell>
          <table:table-cell/>
          <table:table-cell table:formula="of:=SUM([.D20:.H20])/5" office:value-type="float" office:value="0.43032">
            <text:p>0,43032</text:p>
          </table:table-cell>
          <table:table-cell table:formula="of:=MAX(([.D20]-[.Y20]);([.E20]-[.Y20]);([.F20]-[.Y20]);([.G20]-[.Y20]);([.H20]-[.Y20]))" office:value-type="float" office:value="0.01448">
            <text:p>0,01448</text:p>
          </table:table-cell>
          <table:table-cell table:formula="of:=SUM([.I20:.M20])/5" office:value-type="float" office:value="0.631">
            <text:p>0,631</text:p>
          </table:table-cell>
          <table:table-cell table:formula="of:=MAX(([.I20]-[.AA20]);([.J20]-[.AA20]);([.K20]-[.AA20]);([.L20]-[.AA20]);([.M20]-[.AA20]))" office:value-type="float" office:value="0.0165000000000001">
            <text:p>0,0165</text:p>
          </table:table-cell>
          <table:table-cell table:formula="of:=SUM([.N20:.R20])/5" office:value-type="float" office:value="0.56608">
            <text:p>0,56608</text:p>
          </table:table-cell>
          <table:table-cell table:formula="of:=MAX(([.N20]-[.AC20]);([.O20]-[.AC20]);([.P20]-[.AC20]);([.Q20]-[.AC20]);([.R20]-[.AC20]))" office:value-type="float" office:value="0.01052">
            <text:p>0,01052</text:p>
          </table:table-cell>
          <table:table-cell table:formula="of:=SUM([.S20:.W20])/5" office:value-type="float" office:value="0.7931">
            <text:p>0,7931</text:p>
          </table:table-cell>
          <table:table-cell table:formula="of:=MAX(([.S20]-[.AE20]);([.T20]-[.AE20]);([.U20]-[.AE20]);([.V20]-[.AE20]);([.W20]-[.AE20]))" office:value-type="float" office:value="0.0256999999999999">
            <text:p>0,0257</text:p>
          </table:table-cell>
          <table:table-cell/>
          <table:table-cell table:formula="of:=([.AA20]/[.AC20])" office:value-type="float" office:value="1.11468343697004">
            <text:p>1,114683437</text:p>
          </table:table-cell>
          <table:table-cell table:formula="of:=[.Y20]/[.AE20]" office:value-type="float" office:value="0.542579750346741">
            <text:p>0,5425797503</text:p>
          </table:table-cell>
          <table:table-cell table:formula="of:=([.AH20]-[.AI20])/([.AH20]+2*[.AI20])" office:value-type="float" office:value="0.260065696886041">
            <text:p>0,2600656969</text:p>
          </table:table-cell>
          <table:table-cell/>
          <table:table-cell table:formula="of:=(3*[.AC20]*[.AF20]*[.AA20]*[.Y20])/(2*[.AC20]*[.Y20]+[.AE20]*[.AA20])^2+(3*[.AC20]*[.AE20]*[.AA20]*[.Z20])/(2*[.AC20]*[.Y20]+[.AE20]*[.AA20])^2+(3*[.AD20]*[.AE20]*[.AA20]*[.Y20])/(2*[.AC20]*[.Y20]+[.AE20]*[.AA20])^2+(3*[.AC20]*[.AE20]*[.AB20]*[.Y20])/(2*[.AC20]*[.Y20]+[.AE20]*[.AA20])^2" office:value-type="float" office:value="0.0415375599301457">
            <text:p>0,0415375599</text:p>
          </table:table-cell>
          <table:table-cell/>
        </table:table-row>
        <table:table-row table:style-name="ro1">
          <table:table-cell office:value-type="float" office:value="31.39">
            <text:p>31,39</text:p>
          </table:table-cell>
          <table:table-cell office:value-type="float" office:value="31.35">
            <text:p>31,35</text:p>
          </table:table-cell>
          <table:table-cell table:formula="of:=([.A21]+[.B21])/2" office:value-type="float" office:value="31.37">
            <text:p>31,37</text:p>
          </table:table-cell>
          <table:table-cell office:value-type="float" office:value="4465">
            <text:p>4465</text:p>
          </table:table-cell>
          <table:table-cell office:value-type="float" office:value="4316">
            <text:p>4316</text:p>
          </table:table-cell>
          <table:table-cell office:value-type="float" office:value="4465">
            <text:p>4465</text:p>
          </table:table-cell>
          <table:table-cell office:value-type="float" office:value="4267">
            <text:p>4267</text:p>
          </table:table-cell>
          <table:table-cell office:value-type="float" office:value="4316">
            <text:p>4316</text:p>
          </table:table-cell>
          <table:table-cell office:value-type="float" office:value="6606">
            <text:p>6606</text:p>
          </table:table-cell>
          <table:table-cell office:value-type="float" office:value="6392">
            <text:p>6392</text:p>
          </table:table-cell>
          <table:table-cell office:value-type="float" office:value="6442">
            <text:p>6442</text:p>
          </table:table-cell>
          <table:table-cell office:value-type="float" office:value="6656">
            <text:p>6656</text:p>
          </table:table-cell>
          <table:table-cell office:value-type="float" office:value="6310">
            <text:p>6310</text:p>
          </table:table-cell>
          <table:table-cell office:value-type="float" office:value="5980">
            <text:p>5980</text:p>
          </table:table-cell>
          <table:table-cell office:value-type="float" office:value="6310">
            <text:p>6310</text:p>
          </table:table-cell>
          <table:table-cell office:value-type="float" office:value="5947">
            <text:p>5947</text:p>
          </table:table-cell>
          <table:table-cell office:value-type="float" office:value="6162">
            <text:p>6162</text:p>
          </table:table-cell>
          <table:table-cell office:value-type="float" office:value="6211">
            <text:p>6211</text:p>
          </table:table-cell>
          <table:table-cell office:value-type="float" office:value="8666">
            <text:p>8666</text:p>
          </table:table-cell>
          <table:table-cell office:value-type="float" office:value="8188">
            <text:p>8188</text:p>
          </table:table-cell>
          <table:table-cell office:value-type="float" office:value="8402">
            <text:p>8402</text:p>
          </table:table-cell>
          <table:table-cell office:value-type="float" office:value="8501">
            <text:p>8501</text:p>
          </table:table-cell>
          <table:table-cell office:value-type="float" office:value="8451">
            <text:p>8451</text:p>
          </table:table-cell>
          <table:table-cell/>
          <table:table-cell table:formula="of:=SUM([.D21:.H21])/5" office:value-type="float" office:value="4365.8">
            <text:p>4365,8</text:p>
          </table:table-cell>
          <table:table-cell table:formula="of:=MAX(([.D21]-[.Y21]);([.E21]-[.Y21]);([.F21]-[.Y21]);([.G21]-[.Y21]);([.H21]-[.Y21]))" office:value-type="float" office:value="99.1999999999998">
            <text:p>99,2</text:p>
          </table:table-cell>
          <table:table-cell table:formula="of:=SUM([.I21:.M21])/5" office:value-type="float" office:value="6481.2">
            <text:p>6481,2</text:p>
          </table:table-cell>
          <table:table-cell table:formula="of:=MAX(([.I21]-[.AA21]);([.J21]-[.AA21]);([.K21]-[.AA21]);([.L21]-[.AA21]);([.M21]-[.AA21]))" office:value-type="float" office:value="174.8">
            <text:p>174,8</text:p>
          </table:table-cell>
          <table:table-cell table:formula="of:=SUM([.N21:.R21])/5" office:value-type="float" office:value="6122">
            <text:p>6122</text:p>
          </table:table-cell>
          <table:table-cell table:formula="of:=MAX(([.N21]-[.AC21]);([.O21]-[.AC21]);([.P21]-[.AC21]);([.Q21]-[.AC21]);([.R21]-[.AC21]))" office:value-type="float" office:value="188">
            <text:p>188</text:p>
          </table:table-cell>
          <table:table-cell table:formula="of:=SUM([.S21:.W21])/5" office:value-type="float" office:value="8441.6">
            <text:p>8441,6</text:p>
          </table:table-cell>
          <table:table-cell table:formula="of:=MAX(([.S21]-[.AE21]);([.T21]-[.AE21]);([.U21]-[.AE21]);([.V21]-[.AE21]);([.W21]-[.AE21]))" office:value-type="float" office:value="224.4">
            <text:p>224,4</text:p>
          </table:table-cell>
          <table:table-cell/>
          <table:table-cell table:formula="of:=([.AA21]/[.AC21])" office:value-type="float" office:value="1.05867363606664">
            <text:p>1,0586736361</text:p>
          </table:table-cell>
          <table:table-cell table:formula="of:=[.Y21]/[.AE21]" office:value-type="float" office:value="0.517176838514026">
            <text:p>0,5171768385</text:p>
          </table:table-cell>
          <table:table-cell table:formula="of:=([.AH21]-[.AI21])/([.AH21]+2*[.AI21])" office:value-type="float" office:value="0.258714635095696">
            <text:p>0,2587146351</text:p>
          </table:table-cell>
          <table:table-cell/>
          <table:table-cell table:formula="of:=(3*[.AC21]*[.AF21]*[.AA21]*[.Y21])/(2*[.AC21]*[.Y21]+[.AE21]*[.AA21])^2+(3*[.AC21]*[.AE21]*[.AA21]*[.Z21])/(2*[.AC21]*[.Y21]+[.AE21]*[.AA21])^2+(3*[.AD21]*[.AE21]*[.AA21]*[.Y21])/(2*[.AC21]*[.Y21]+[.AE21]*[.AA21])^2+(3*[.AC21]*[.AE21]*[.AB21]*[.Y21])/(2*[.AC21]*[.Y21]+[.AE21]*[.AA21])^2" office:value-type="float" office:value="0.0401135602119436">
            <text:p>0,0401135602</text:p>
          </table:table-cell>
          <table:table-cell/>
        </table:table-row>
        <table:table-row table:style-name="ro1">
          <table:table-cell office:value-type="float" office:value="32.08">
            <text:p>32,08</text:p>
          </table:table-cell>
          <table:table-cell office:value-type="float" office:value="32.06">
            <text:p>32,06</text:p>
          </table:table-cell>
          <table:table-cell table:formula="of:=([.A22]+[.B22])/2" office:value-type="float" office:value="32.07">
            <text:p>32,07</text:p>
          </table:table-cell>
          <table:table-cell office:value-type="float" office:value="5288">
            <text:p>5288</text:p>
          </table:table-cell>
          <table:table-cell office:value-type="float" office:value="5058">
            <text:p>5058</text:p>
          </table:table-cell>
          <table:table-cell office:value-type="float" office:value="5338">
            <text:p>5338</text:p>
          </table:table-cell>
          <table:table-cell table:number-columns-repeated="2" office:value-type="float" office:value="5354">
            <text:p>5354</text:p>
          </table:table-cell>
          <table:table-cell office:value-type="float" office:value="7858">
            <text:p>7858</text:p>
          </table:table-cell>
          <table:table-cell office:value-type="float" office:value="7825">
            <text:p>7825</text:p>
          </table:table-cell>
          <table:table-cell office:value-type="float" office:value="7595">
            <text:p>7595</text:p>
          </table:table-cell>
          <table:table-cell table:number-columns-repeated="2" office:value-type="float" office:value="7710">
            <text:p>7710</text:p>
          </table:table-cell>
          <table:table-cell office:value-type="float" office:value="6903">
            <text:p>6903</text:p>
          </table:table-cell>
          <table:table-cell office:value-type="float" office:value="7067">
            <text:p>7067</text:p>
          </table:table-cell>
          <table:table-cell office:value-type="float" office:value="7051">
            <text:p>7051</text:p>
          </table:table-cell>
          <table:table-cell office:value-type="float" office:value="7265">
            <text:p>7265</text:p>
          </table:table-cell>
          <table:table-cell office:value-type="float" office:value="7133">
            <text:p>7133</text:p>
          </table:table-cell>
          <table:table-cell office:value-type="float" office:value="9835">
            <text:p>9835</text:p>
          </table:table-cell>
          <table:table-cell office:value-type="float" office:value="9555">
            <text:p>9555</text:p>
          </table:table-cell>
          <table:table-cell office:value-type="float" office:value="9769">
            <text:p>9769</text:p>
          </table:table-cell>
          <table:table-cell office:value-type="float" office:value="9736">
            <text:p>9736</text:p>
          </table:table-cell>
          <table:table-cell office:value-type="float" office:value="9934">
            <text:p>9934</text:p>
          </table:table-cell>
          <table:table-cell/>
          <table:table-cell table:formula="of:=SUM([.D22:.H22])/5" office:value-type="float" office:value="5278.4">
            <text:p>5278,4</text:p>
          </table:table-cell>
          <table:table-cell table:formula="of:=MAX(([.D22]-[.Y22]);([.E22]-[.Y22]);([.F22]-[.Y22]);([.G22]-[.Y22]);([.H22]-[.Y22]))" office:value-type="float" office:value="75.6000000000004">
            <text:p>75,6</text:p>
          </table:table-cell>
          <table:table-cell table:formula="of:=SUM([.I22:.M22])/5" office:value-type="float" office:value="7739.6">
            <text:p>7739,6</text:p>
          </table:table-cell>
          <table:table-cell table:formula="of:=MAX(([.I22]-[.AA22]);([.J22]-[.AA22]);([.K22]-[.AA22]);([.L22]-[.AA22]);([.M22]-[.AA22]))" office:value-type="float" office:value="118.4">
            <text:p>118,4</text:p>
          </table:table-cell>
          <table:table-cell table:formula="of:=SUM([.N22:.R22])/5" office:value-type="float" office:value="7083.8">
            <text:p>7083,8</text:p>
          </table:table-cell>
          <table:table-cell table:formula="of:=MAX(([.N22]-[.AC22]);([.O22]-[.AC22]);([.P22]-[.AC22]);([.Q22]-[.AC22]);([.R22]-[.AC22]))" office:value-type="float" office:value="181.2">
            <text:p>181,2</text:p>
          </table:table-cell>
          <table:table-cell table:formula="of:=SUM([.S22:.W22])/5" office:value-type="float" office:value="9765.8">
            <text:p>9765,8</text:p>
          </table:table-cell>
          <table:table-cell table:formula="of:=MAX(([.S22]-[.AE22]);([.T22]-[.AE22]);([.U22]-[.AE22]);([.V22]-[.AE22]);([.W22]-[.AE22]))" office:value-type="float" office:value="168.200000000001">
            <text:p>168,2</text:p>
          </table:table-cell>
          <table:table-cell/>
          <table:table-cell table:formula="of:=([.AA22]/[.AC22])" office:value-type="float" office:value="1.09257743019283">
            <text:p>1,0925774302</text:p>
          </table:table-cell>
          <table:table-cell table:formula="of:=[.Y22]/[.AE22]" office:value-type="float" office:value="0.540498474267341">
            <text:p>0,5404984743</text:p>
          </table:table-cell>
          <table:table-cell table:formula="of:=([.AH22]-[.AI22])/([.AH22]+2*[.AI22])" office:value-type="float" office:value="0.253995888674718">
            <text:p>0,2539958887</text:p>
          </table:table-cell>
          <table:table-cell/>
          <table:table-cell table:formula="of:=(3*[.AC22]*[.AF22]*[.AA22]*[.Y22])/(2*[.AC22]*[.Y22]+[.AE22]*[.AA22])^2+(3*[.AC22]*[.AE22]*[.AA22]*[.Z22])/(2*[.AC22]*[.Y22]+[.AE22]*[.AA22])^2+(3*[.AD22]*[.AE22]*[.AA22]*[.Y22])/(2*[.AC22]*[.Y22]+[.AE22]*[.AA22])^2+(3*[.AC22]*[.AE22]*[.AB22]*[.Y22])/(2*[.AC22]*[.Y22]+[.AE22]*[.AA22])^2" office:value-type="float" office:value="0.027157978864705">
            <text:p>0,0271579789</text:p>
          </table:table-cell>
          <table:table-cell/>
        </table:table-row>
        <table:table-row table:style-name="ro1">
          <table:table-cell office:value-type="float" office:value="32.89">
            <text:p>32,89</text:p>
          </table:table-cell>
          <table:table-cell office:value-type="float" office:value="32.97">
            <text:p>32,97</text:p>
          </table:table-cell>
          <table:table-cell table:formula="of:=([.A23]+[.B23])/2" office:value-type="float" office:value="32.93">
            <text:p>32,93</text:p>
          </table:table-cell>
          <table:table-cell office:value-type="float" office:value="6162">
            <text:p>6162</text:p>
          </table:table-cell>
          <table:table-cell office:value-type="float" office:value="5832">
            <text:p>5832</text:p>
          </table:table-cell>
          <table:table-cell office:value-type="float" office:value="6046">
            <text:p>6046</text:p>
          </table:table-cell>
          <table:table-cell office:value-type="float" office:value="6309">
            <text:p>6309</text:p>
          </table:table-cell>
          <table:table-cell office:value-type="float" office:value="6277">
            <text:p>6277</text:p>
          </table:table-cell>
          <table:table-cell office:value-type="float" office:value="8764">
            <text:p>8764</text:p>
          </table:table-cell>
          <table:table-cell office:value-type="float" office:value="8583">
            <text:p>8583</text:p>
          </table:table-cell>
          <table:table-cell office:value-type="float" office:value="8632">
            <text:p>8632</text:p>
          </table:table-cell>
          <table:table-cell office:value-type="float" office:value="8764">
            <text:p>8764</text:p>
          </table:table-cell>
          <table:table-cell office:value-type="float" office:value="8583">
            <text:p>8583</text:p>
          </table:table-cell>
          <table:table-cell office:value-type="float" office:value="7463">
            <text:p>7463</text:p>
          </table:table-cell>
          <table:table-cell office:value-type="float" office:value="7776">
            <text:p>7776</text:p>
          </table:table-cell>
          <table:table-cell office:value-type="float" office:value="7348">
            <text:p>7348</text:p>
          </table:table-cell>
          <table:table-cell office:value-type="float" office:value="7628">
            <text:p>7628</text:p>
          </table:table-cell>
          <table:table-cell office:value-type="float" office:value="7661">
            <text:p>7661</text:p>
          </table:table-cell>
          <table:table-cell office:value-type="float" office:value="10445">
            <text:p>10445</text:p>
          </table:table-cell>
          <table:table-cell office:value-type="float" office:value="10527">
            <text:p>10527</text:p>
          </table:table-cell>
          <table:table-cell office:value-type="float" office:value="10610">
            <text:p>10610</text:p>
          </table:table-cell>
          <table:table-cell office:value-type="float" office:value="10494">
            <text:p>10494</text:p>
          </table:table-cell>
          <table:table-cell office:value-type="float" office:value="10280">
            <text:p>10280</text:p>
          </table:table-cell>
          <table:table-cell/>
          <table:table-cell table:formula="of:=SUM([.D23:.H23])/5" office:value-type="float" office:value="6125.2">
            <text:p>6125,2</text:p>
          </table:table-cell>
          <table:table-cell table:formula="of:=MAX(([.D23]-[.Y23]);([.E23]-[.Y23]);([.F23]-[.Y23]);([.G23]-[.Y23]);([.H23]-[.Y23]))" office:value-type="float" office:value="183.8">
            <text:p>183,8</text:p>
          </table:table-cell>
          <table:table-cell table:formula="of:=SUM([.I23:.M23])/5" office:value-type="float" office:value="8665.2">
            <text:p>8665,2</text:p>
          </table:table-cell>
          <table:table-cell table:formula="of:=MAX(([.I23]-[.AA23]);([.J23]-[.AA23]);([.K23]-[.AA23]);([.L23]-[.AA23]);([.M23]-[.AA23]))" office:value-type="float" office:value="98.7999999999993">
            <text:p>98,8</text:p>
          </table:table-cell>
          <table:table-cell table:formula="of:=SUM([.N23:.R23])/5" office:value-type="float" office:value="7575.2">
            <text:p>7575,2</text:p>
          </table:table-cell>
          <table:table-cell table:formula="of:=MAX(([.N23]-[.AC23]);([.O23]-[.AC23]);([.P23]-[.AC23]);([.Q23]-[.AC23]);([.R23]-[.AC23]))" office:value-type="float" office:value="200.8">
            <text:p>200,8</text:p>
          </table:table-cell>
          <table:table-cell table:formula="of:=SUM([.S23:.W23])/5" office:value-type="float" office:value="10471.2">
            <text:p>10471,2</text:p>
          </table:table-cell>
          <table:table-cell table:formula="of:=MAX(([.S23]-[.AE23]);([.T23]-[.AE23]);([.U23]-[.AE23]);([.V23]-[.AE23]);([.W23]-[.AE23]))" office:value-type="float" office:value="138.799999999999">
            <text:p>138,8</text:p>
          </table:table-cell>
          <table:table-cell/>
          <table:table-cell table:formula="of:=([.AA23]/[.AC23])" office:value-type="float" office:value="1.14389059034745">
            <text:p>1,1438905903</text:p>
          </table:table-cell>
          <table:table-cell table:formula="of:=[.Y23]/[.AE23]" office:value-type="float" office:value="0.584956833982734">
            <text:p>0,584956834</text:p>
          </table:table-cell>
          <table:table-cell table:formula="of:=([.AH23]-[.AI23])/([.AH23]+2*[.AI23])" office:value-type="float" office:value="0.241564840395037">
            <text:p>0,2415648404</text:p>
          </table:table-cell>
          <table:table-cell office:value-type="string">
            <text:p>shake after this measurement</text:p>
          </table:table-cell>
          <table:table-cell table:formula="of:=(3*[.AC23]*[.AF23]*[.AA23]*[.Y23])/(2*[.AC23]*[.Y23]+[.AE23]*[.AA23])^2+(3*[.AC23]*[.AE23]*[.AA23]*[.Z23])/(2*[.AC23]*[.Y23]+[.AE23]*[.AA23])^2+(3*[.AD23]*[.AE23]*[.AA23]*[.Y23])/(2*[.AC23]*[.Y23]+[.AE23]*[.AA23])^2+(3*[.AC23]*[.AE23]*[.AB23]*[.Y23])/(2*[.AC23]*[.Y23]+[.AE23]*[.AA23])^2" office:value-type="float" office:value="0.0304356756047123">
            <text:p>0,0304356756</text:p>
          </table:table-cell>
          <table:table-cell/>
        </table:table-row>
        <table:table-row table:style-name="ro1">
          <table:table-cell office:value-type="float" office:value="33.86">
            <text:p>33,86</text:p>
          </table:table-cell>
          <table:table-cell office:value-type="float" office:value="33.83">
            <text:p>33,83</text:p>
          </table:table-cell>
          <table:table-cell table:formula="of:=([.A24]+[.B24])/2" office:value-type="float" office:value="33.845">
            <text:p>33,845</text:p>
          </table:table-cell>
          <table:table-cell office:value-type="float" office:value="6409">
            <text:p>6409</text:p>
          </table:table-cell>
          <table:table-cell office:value-type="float" office:value="6227">
            <text:p>6227</text:p>
          </table:table-cell>
          <table:table-cell office:value-type="float" office:value="6178">
            <text:p>6178</text:p>
          </table:table-cell>
          <table:table-cell office:value-type="float" office:value="6129">
            <text:p>6129</text:p>
          </table:table-cell>
          <table:table-cell office:value-type="float" office:value="6277">
            <text:p>6277</text:p>
          </table:table-cell>
          <table:table-cell office:value-type="float" office:value="8451">
            <text:p>8451</text:p>
          </table:table-cell>
          <table:table-cell office:value-type="float" office:value="8616">
            <text:p>8616</text:p>
          </table:table-cell>
          <table:table-cell office:value-type="float" office:value="8370">
            <text:p>8370</text:p>
          </table:table-cell>
          <table:table-cell office:value-type="float" office:value="8419">
            <text:p>8419</text:p>
          </table:table-cell>
          <table:table-cell office:value-type="float" office:value="8633">
            <text:p>8633</text:p>
          </table:table-cell>
          <table:table-cell table:number-columns-repeated="2" office:value-type="float" office:value="7842">
            <text:p>7842</text:p>
          </table:table-cell>
          <table:table-cell office:value-type="float" office:value="7875">
            <text:p>7875</text:p>
          </table:table-cell>
          <table:table-cell table:number-columns-repeated="2" office:value-type="float" office:value="7891">
            <text:p>7891</text:p>
          </table:table-cell>
          <table:table-cell office:value-type="float" office:value="11005">
            <text:p>11005</text:p>
          </table:table-cell>
          <table:table-cell office:value-type="float" office:value="11120">
            <text:p>11120</text:p>
          </table:table-cell>
          <table:table-cell office:value-type="float" office:value="11186">
            <text:p>11186</text:p>
          </table:table-cell>
          <table:table-cell office:value-type="float" office:value="11137">
            <text:p>11137</text:p>
          </table:table-cell>
          <table:table-cell office:value-type="float" office:value="11417">
            <text:p>11417</text:p>
          </table:table-cell>
          <table:table-cell/>
          <table:table-cell table:formula="of:=SUM([.D24:.H24])/5" office:value-type="float" office:value="6244">
            <text:p>6244</text:p>
          </table:table-cell>
          <table:table-cell table:formula="of:=MAX(([.D24]-[.Y24]);([.E24]-[.Y24]);([.F24]-[.Y24]);([.G24]-[.Y24]);([.H24]-[.Y24]))" office:value-type="float" office:value="165">
            <text:p>165</text:p>
          </table:table-cell>
          <table:table-cell table:formula="of:=SUM([.I24:.M24])/5" office:value-type="float" office:value="8497.8">
            <text:p>8497,8</text:p>
          </table:table-cell>
          <table:table-cell table:formula="of:=MAX(([.I24]-[.AA24]);([.J24]-[.AA24]);([.K24]-[.AA24]);([.L24]-[.AA24]);([.M24]-[.AA24]))" office:value-type="float" office:value="135.200000000001">
            <text:p>135,2</text:p>
          </table:table-cell>
          <table:table-cell table:formula="of:=SUM([.N24:.R24])/5" office:value-type="float" office:value="7868.2">
            <text:p>7868,2</text:p>
          </table:table-cell>
          <table:table-cell table:formula="of:=MAX(([.N24]-[.AC24]);([.O24]-[.AC24]);([.P24]-[.AC24]);([.Q24]-[.AC24]);([.R24]-[.AC24]))" office:value-type="float" office:value="22.8000000000002">
            <text:p>22,8</text:p>
          </table:table-cell>
          <table:table-cell table:formula="of:=SUM([.S24:.W24])/5" office:value-type="float" office:value="11173">
            <text:p>11173</text:p>
          </table:table-cell>
          <table:table-cell table:formula="of:=MAX(([.S24]-[.AE24]);([.T24]-[.AE24]);([.U24]-[.AE24]);([.V24]-[.AE24]);([.W24]-[.AE24]))" office:value-type="float" office:value="244">
            <text:p>244</text:p>
          </table:table-cell>
          <table:table-cell/>
          <table:table-cell table:formula="of:=([.AA24]/[.AC24])" office:value-type="float" office:value="1.0800183015175">
            <text:p>1,0800183015</text:p>
          </table:table-cell>
          <table:table-cell table:formula="of:=[.Y24]/[.AE24]" office:value-type="float" office:value="0.558847220979146">
            <text:p>0,558847221</text:p>
          </table:table-cell>
          <table:table-cell table:formula="of:=([.AH24]-[.AI24])/([.AH24]+2*[.AI24])" office:value-type="float" office:value="0.23714249375198">
            <text:p>0,2371424938</text:p>
          </table:table-cell>
          <table:table-cell/>
          <table:table-cell table:formula="of:=(3*[.AC24]*[.AF24]*[.AA24]*[.Y24])/(2*[.AC24]*[.Y24]+[.AE24]*[.AA24])^2+(3*[.AC24]*[.AE24]*[.AA24]*[.Z24])/(2*[.AC24]*[.Y24]+[.AE24]*[.AA24])^2+(3*[.AD24]*[.AE24]*[.AA24]*[.Y24])/(2*[.AC24]*[.Y24]+[.AE24]*[.AA24])^2+(3*[.AC24]*[.AE24]*[.AB24]*[.Y24])/(2*[.AC24]*[.Y24]+[.AE24]*[.AA24])^2" office:value-type="float" office:value="0.0251444089798339">
            <text:p>0,025144409</text:p>
          </table:table-cell>
          <table:table-cell/>
        </table:table-row>
        <table:table-row table:style-name="ro1">
          <table:table-cell office:value-type="float" office:value="35.29">
            <text:p>35,29</text:p>
          </table:table-cell>
          <table:table-cell office:value-type="float" office:value="35.27">
            <text:p>35,27</text:p>
          </table:table-cell>
          <table:table-cell table:formula="of:=([.A25]+[.B25])/2" office:value-type="float" office:value="35.28">
            <text:p>35,28</text:p>
          </table:table-cell>
          <table:table-cell office:value-type="float" office:value="6310">
            <text:p>6310</text:p>
          </table:table-cell>
          <table:table-cell table:number-columns-repeated="2" office:value-type="float" office:value="6277">
            <text:p>6277</text:p>
          </table:table-cell>
          <table:table-cell office:value-type="float" office:value="6310">
            <text:p>6310</text:p>
          </table:table-cell>
          <table:table-cell office:value-type="float" office:value="6376">
            <text:p>6376</text:p>
          </table:table-cell>
          <table:table-cell office:value-type="float" office:value="9028">
            <text:p>9028</text:p>
          </table:table-cell>
          <table:table-cell office:value-type="float" office:value="9076">
            <text:p>9076</text:p>
          </table:table-cell>
          <table:table-cell office:value-type="float" office:value="9259">
            <text:p>9259</text:p>
          </table:table-cell>
          <table:table-cell office:value-type="float" office:value="9045">
            <text:p>9045</text:p>
          </table:table-cell>
          <table:table-cell office:value-type="float" office:value="9269">
            <text:p>9269</text:p>
          </table:table-cell>
          <table:table-cell office:value-type="float" office:value="8056">
            <text:p>8056</text:p>
          </table:table-cell>
          <table:table-cell office:value-type="float" office:value="8073">
            <text:p>8073</text:p>
          </table:table-cell>
          <table:table-cell office:value-type="float" office:value="8171">
            <text:p>8171</text:p>
          </table:table-cell>
          <table:table-cell office:value-type="float" office:value="8155">
            <text:p>8155</text:p>
          </table:table-cell>
          <table:table-cell office:value-type="float" office:value="8122">
            <text:p>8122</text:p>
          </table:table-cell>
          <table:table-cell office:value-type="float" office:value="11285">
            <text:p>11285</text:p>
          </table:table-cell>
          <table:table-cell office:value-type="float" office:value="10972">
            <text:p>10972</text:p>
          </table:table-cell>
          <table:table-cell office:value-type="float" office:value="11252">
            <text:p>11252</text:p>
          </table:table-cell>
          <table:table-cell office:value-type="float" office:value="11087">
            <text:p>11087</text:p>
          </table:table-cell>
          <table:table-cell office:value-type="float" office:value="11219">
            <text:p>11219</text:p>
          </table:table-cell>
          <table:table-cell/>
          <table:table-cell table:formula="of:=SUM([.D25:.H25])/5" office:value-type="float" office:value="6310">
            <text:p>6310</text:p>
          </table:table-cell>
          <table:table-cell table:formula="of:=MAX(([.D25]-[.Y25]);([.E25]-[.Y25]);([.F25]-[.Y25]);([.G25]-[.Y25]);([.H25]-[.Y25]))" office:value-type="float" office:value="66">
            <text:p>66</text:p>
          </table:table-cell>
          <table:table-cell table:formula="of:=SUM([.I25:.M25])/5" office:value-type="float" office:value="9135.4">
            <text:p>9135,4</text:p>
          </table:table-cell>
          <table:table-cell table:formula="of:=MAX(([.I25]-[.AA25]);([.J25]-[.AA25]);([.K25]-[.AA25]);([.L25]-[.AA25]);([.M25]-[.AA25]))" office:value-type="float" office:value="133.6">
            <text:p>133,6</text:p>
          </table:table-cell>
          <table:table-cell table:formula="of:=SUM([.N25:.R25])/5" office:value-type="float" office:value="8115.4">
            <text:p>8115,4</text:p>
          </table:table-cell>
          <table:table-cell table:formula="of:=MAX(([.N25]-[.AC25]);([.O25]-[.AC25]);([.P25]-[.AC25]);([.Q25]-[.AC25]);([.R25]-[.AC25]))" office:value-type="float" office:value="55.6000000000004">
            <text:p>55,6</text:p>
          </table:table-cell>
          <table:table-cell table:formula="of:=SUM([.S25:.W25])/5" office:value-type="float" office:value="11163">
            <text:p>11163</text:p>
          </table:table-cell>
          <table:table-cell table:formula="of:=MAX(([.S25]-[.AE25]);([.T25]-[.AE25]);([.U25]-[.AE25]);([.V25]-[.AE25]);([.W25]-[.AE25]))" office:value-type="float" office:value="122">
            <text:p>122</text:p>
          </table:table-cell>
          <table:table-cell/>
          <table:table-cell table:formula="of:=([.AA25]/[.AC25])" office:value-type="float" office:value="1.12568696552234">
            <text:p>1,1256869655</text:p>
          </table:table-cell>
          <table:table-cell table:formula="of:=[.Y25]/[.AE25]" office:value-type="float" office:value="0.565260234703933">
            <text:p>0,5652602347</text:p>
          </table:table-cell>
          <table:table-cell table:formula="of:=([.AH25]-[.AI25])/([.AH25]+2*[.AI25])" office:value-type="float" office:value="0.248393264795595">
            <text:p>0,2483932648</text:p>
          </table:table-cell>
          <table:table-cell/>
          <table:table-cell table:formula="of:=(3*[.AC25]*[.AF25]*[.AA25]*[.Y25])/(2*[.AC25]*[.Y25]+[.AE25]*[.AA25])^2+(3*[.AC25]*[.AE25]*[.AA25]*[.Z25])/(2*[.AC25]*[.Y25]+[.AE25]*[.AA25])^2+(3*[.AD25]*[.AE25]*[.AA25]*[.Y25])/(2*[.AC25]*[.Y25]+[.AE25]*[.AA25])^2+(3*[.AC25]*[.AE25]*[.AB25]*[.Y25])/(2*[.AC25]*[.Y25]+[.AE25]*[.AA25])^2" office:value-type="float" office:value="0.0160739823278128">
            <text:p>0,0160739823</text:p>
          </table:table-cell>
          <table:table-cell/>
        </table:table-row>
        <table:table-row table:style-name="ro1">
          <table:table-cell office:value-type="float" office:value="37.28">
            <text:p>37,28</text:p>
          </table:table-cell>
          <table:table-cell office:value-type="float" office:value="37.2">
            <text:p>37,2</text:p>
          </table:table-cell>
          <table:table-cell table:formula="of:=([.A26]+[.B26])/2" office:value-type="float" office:value="37.24">
            <text:p>37,24</text:p>
          </table:table-cell>
          <table:table-cell office:value-type="float" office:value="6079">
            <text:p>6079</text:p>
          </table:table-cell>
          <table:table-cell office:value-type="float" office:value="6310">
            <text:p>6310</text:p>
          </table:table-cell>
          <table:table-cell office:value-type="float" office:value="6162">
            <text:p>6162</text:p>
          </table:table-cell>
          <table:table-cell office:value-type="float" office:value="6211">
            <text:p>6211</text:p>
          </table:table-cell>
          <table:table-cell office:value-type="float" office:value="6244">
            <text:p>6244</text:p>
          </table:table-cell>
          <table:table-cell office:value-type="float" office:value="7925">
            <text:p>7925</text:p>
          </table:table-cell>
          <table:table-cell office:value-type="float" office:value="7710">
            <text:p>7710</text:p>
          </table:table-cell>
          <table:table-cell office:value-type="float" office:value="7759">
            <text:p>7759</text:p>
          </table:table-cell>
          <table:table-cell office:value-type="float" office:value="7941">
            <text:p>7941</text:p>
          </table:table-cell>
          <table:table-cell office:value-type="float" office:value="7858">
            <text:p>7858</text:p>
          </table:table-cell>
          <table:table-cell office:value-type="float" office:value="7166">
            <text:p>7166</text:p>
          </table:table-cell>
          <table:table-cell office:value-type="float" office:value="7068">
            <text:p>7068</text:p>
          </table:table-cell>
          <table:table-cell office:value-type="float" office:value="7166">
            <text:p>7166</text:p>
          </table:table-cell>
          <table:table-cell office:value-type="float" office:value="7068">
            <text:p>7068</text:p>
          </table:table-cell>
          <table:table-cell office:value-type="float" office:value="7166">
            <text:p>7166</text:p>
          </table:table-cell>
          <table:table-cell office:value-type="float" office:value="9374">
            <text:p>9374</text:p>
          </table:table-cell>
          <table:table-cell office:value-type="float" office:value="9473">
            <text:p>9473</text:p>
          </table:table-cell>
          <table:table-cell office:value-type="float" office:value="9374">
            <text:p>9374</text:p>
          </table:table-cell>
          <table:table-cell office:value-type="float" office:value="9423">
            <text:p>9423</text:p>
          </table:table-cell>
          <table:table-cell office:value-type="float" office:value="9456">
            <text:p>9456</text:p>
          </table:table-cell>
          <table:table-cell/>
          <table:table-cell table:formula="of:=SUM([.D26:.H26])/5" office:value-type="float" office:value="6201.2">
            <text:p>6201,2</text:p>
          </table:table-cell>
          <table:table-cell table:formula="of:=MAX(([.D26]-[.Y26]);([.E26]-[.Y26]);([.F26]-[.Y26]);([.G26]-[.Y26]);([.H26]-[.Y26]))" office:value-type="float" office:value="108.8">
            <text:p>108,8</text:p>
          </table:table-cell>
          <table:table-cell table:formula="of:=SUM([.I26:.M26])/5" office:value-type="float" office:value="7838.6">
            <text:p>7838,6</text:p>
          </table:table-cell>
          <table:table-cell table:formula="of:=MAX(([.I26]-[.AA26]);([.J26]-[.AA26]);([.K26]-[.AA26]);([.L26]-[.AA26]);([.M26]-[.AA26]))" office:value-type="float" office:value="102.4">
            <text:p>102,4</text:p>
          </table:table-cell>
          <table:table-cell table:formula="of:=SUM([.N26:.R26])/5" office:value-type="float" office:value="7126.8">
            <text:p>7126,8</text:p>
          </table:table-cell>
          <table:table-cell table:formula="of:=MAX(([.N26]-[.AC26]);([.O26]-[.AC26]);([.P26]-[.AC26]);([.Q26]-[.AC26]);([.R26]-[.AC26]))" office:value-type="float" office:value="39.1999999999998">
            <text:p>39,2</text:p>
          </table:table-cell>
          <table:table-cell table:formula="of:=SUM([.S26:.W26])/5" office:value-type="float" office:value="9420">
            <text:p>9420</text:p>
          </table:table-cell>
          <table:table-cell table:formula="of:=MAX(([.S26]-[.AE26]);([.T26]-[.AE26]);([.U26]-[.AE26]);([.V26]-[.AE26]);([.W26]-[.AE26]))" office:value-type="float" office:value="53">
            <text:p>53</text:p>
          </table:table-cell>
          <table:table-cell/>
          <table:table-cell table:formula="of:=([.AA26]/[.AC26])" office:value-type="float" office:value="1.09987652242241">
            <text:p>1,0998765224</text:p>
          </table:table-cell>
          <table:table-cell table:formula="of:=[.Y26]/[.AE26]" office:value-type="float" office:value="0.658301486199575">
            <text:p>0,6583014862</text:p>
          </table:table-cell>
          <table:table-cell table:formula="of:=([.AH26]-[.AI26])/([.AH26]+2*[.AI26])" office:value-type="float" office:value="0.182734857535151">
            <text:p>0,1827348575</text:p>
          </table:table-cell>
          <table:table-cell/>
          <table:table-cell table:formula="of:=(3*[.AC26]*[.AF26]*[.AA26]*[.Y26])/(2*[.AC26]*[.Y26]+[.AE26]*[.AA26])^2+(3*[.AC26]*[.AE26]*[.AA26]*[.Z26])/(2*[.AC26]*[.Y26]+[.AE26]*[.AA26])^2+(3*[.AD26]*[.AE26]*[.AA26]*[.Y26])/(2*[.AC26]*[.Y26]+[.AE26]*[.AA26])^2+(3*[.AC26]*[.AE26]*[.AB26]*[.Y26])/(2*[.AC26]*[.Y26]+[.AE26]*[.AA26])^2" office:value-type="float" office:value="0.0155248249669424">
            <text:p>0,015524825</text:p>
          </table:table-cell>
          <table:table-cell/>
        </table:table-row>
        <table:table-row table:style-name="ro1">
          <table:table-cell office:value-type="float" office:value="37.69">
            <text:p>37,69</text:p>
          </table:table-cell>
          <table:table-cell office:value-type="float" office:value="37.81">
            <text:p>37,81</text:p>
          </table:table-cell>
          <table:table-cell table:formula="of:=([.A27]+[.B27])/2" office:value-type="float" office:value="37.75">
            <text:p>37,75</text:p>
          </table:table-cell>
          <table:table-cell office:value-type="float" office:value="9802">
            <text:p>9802</text:p>
          </table:table-cell>
          <table:table-cell office:value-type="float" office:value="9736">
            <text:p>9736</text:p>
          </table:table-cell>
          <table:table-cell office:value-type="float" office:value="9868">
            <text:p>9868</text:p>
          </table:table-cell>
          <table:table-cell office:value-type="float" office:value="9934">
            <text:p>9934</text:p>
          </table:table-cell>
          <table:table-cell office:value-type="float" office:value="9704">
            <text:p>9704</text:p>
          </table:table-cell>
          <table:table-cell office:value-type="float" office:value="13163">
            <text:p>13163</text:p>
          </table:table-cell>
          <table:table-cell office:value-type="float" office:value="13509">
            <text:p>13509</text:p>
          </table:table-cell>
          <table:table-cell office:value-type="float" office:value="13130">
            <text:p>13130</text:p>
          </table:table-cell>
          <table:table-cell office:value-type="float" office:value="13246">
            <text:p>13246</text:p>
          </table:table-cell>
          <table:table-cell office:value-type="float" office:value="13559">
            <text:p>13559</text:p>
          </table:table-cell>
          <table:table-cell office:value-type="float" office:value="10692">
            <text:p>10692</text:p>
          </table:table-cell>
          <table:table-cell office:value-type="float" office:value="10889">
            <text:p>10889</text:p>
          </table:table-cell>
          <table:table-cell office:value-type="float" office:value="10725">
            <text:p>10725</text:p>
          </table:table-cell>
          <table:table-cell office:value-type="float" office:value="10676">
            <text:p>10676</text:p>
          </table:table-cell>
          <table:table-cell office:value-type="float" office:value="10873">
            <text:p>10873</text:p>
          </table:table-cell>
          <table:table-cell office:value-type="float" office:value="13987">
            <text:p>13987</text:p>
          </table:table-cell>
          <table:table-cell office:value-type="float" office:value="13690">
            <text:p>13690</text:p>
          </table:table-cell>
          <table:table-cell office:value-type="float" office:value="13987">
            <text:p>13987</text:p>
          </table:table-cell>
          <table:table-cell office:value-type="float" office:value="13921">
            <text:p>13921</text:p>
          </table:table-cell>
          <table:table-cell office:value-type="float" office:value="14415">
            <text:p>14415</text:p>
          </table:table-cell>
          <table:table-cell/>
          <table:table-cell table:formula="of:=SUM([.D27:.H27])/5" office:value-type="float" office:value="9808.8">
            <text:p>9808,8</text:p>
          </table:table-cell>
          <table:table-cell table:formula="of:=MAX(([.D27]-[.Y27]);([.E27]-[.Y27]);([.F27]-[.Y27]);([.G27]-[.Y27]);([.H27]-[.Y27]))" office:value-type="float" office:value="125.200000000001">
            <text:p>125,2</text:p>
          </table:table-cell>
          <table:table-cell table:formula="of:=SUM([.I27:.M27])/5" office:value-type="float" office:value="13321.4">
            <text:p>13321,4</text:p>
          </table:table-cell>
          <table:table-cell table:formula="of:=MAX(([.I27]-[.AA27]);([.J27]-[.AA27]);([.K27]-[.AA27]);([.L27]-[.AA27]);([.M27]-[.AA27]))" office:value-type="float" office:value="237.6">
            <text:p>237,6</text:p>
          </table:table-cell>
          <table:table-cell table:formula="of:=SUM([.N27:.R27])/5" office:value-type="float" office:value="10771">
            <text:p>10771</text:p>
          </table:table-cell>
          <table:table-cell table:formula="of:=MAX(([.N27]-[.AC27]);([.O27]-[.AC27]);([.P27]-[.AC27]);([.Q27]-[.AC27]);([.R27]-[.AC27]))" office:value-type="float" office:value="118">
            <text:p>118</text:p>
          </table:table-cell>
          <table:table-cell table:formula="of:=SUM([.S27:.W27])/5" office:value-type="float" office:value="14000">
            <text:p>14000</text:p>
          </table:table-cell>
          <table:table-cell table:formula="of:=MAX(([.S27]-[.AE27]);([.T27]-[.AE27]);([.U27]-[.AE27]);([.V27]-[.AE27]);([.W27]-[.AE27]))" office:value-type="float" office:value="415">
            <text:p>415</text:p>
          </table:table-cell>
          <table:table-cell/>
          <table:table-cell table:formula="of:=([.AA27]/[.AC27])" office:value-type="float" office:value="1.23678395692136">
            <text:p>1,2367839569</text:p>
          </table:table-cell>
          <table:table-cell table:formula="of:=[.Y27]/[.AE27]" office:value-type="float" office:value="0.700628571428571">
            <text:p>0,7006285714</text:p>
          </table:table-cell>
          <table:table-cell table:formula="of:=([.AH27]-[.AI27])/([.AH27]+2*[.AI27])" office:value-type="float" office:value="0.203239966783614">
            <text:p>0,2032399668</text:p>
          </table:table-cell>
          <table:table-cell/>
          <table:table-cell table:formula="of:=(3*[.AC27]*[.AF27]*[.AA27]*[.Y27])/(2*[.AC27]*[.Y27]+[.AE27]*[.AA27])^2+(3*[.AC27]*[.AE27]*[.AA27]*[.Z27])/(2*[.AC27]*[.Y27]+[.AE27]*[.AA27])^2+(3*[.AD27]*[.AE27]*[.AA27]*[.Y27])/(2*[.AC27]*[.Y27]+[.AE27]*[.AA27])^2+(3*[.AC27]*[.AE27]*[.AB27]*[.Y27])/(2*[.AC27]*[.Y27]+[.AE27]*[.AA27])^2" office:value-type="float" office:value="0.0265955462024161">
            <text:p>0,0265955462</text:p>
          </table:table-cell>
          <table:table-cell/>
        </table:table-row>
        <table:table-row table:style-name="ro1">
          <table:table-cell table:number-columns-repeated="2" office:value-type="float" office:value="38.8">
            <text:p>38,8</text:p>
          </table:table-cell>
          <table:table-cell table:formula="of:=([.A28]+[.B28])/2" office:value-type="float" office:value="38.8">
            <text:p>38,8</text:p>
          </table:table-cell>
          <table:table-cell office:value-type="float" office:value="7298">
            <text:p>7298</text:p>
          </table:table-cell>
          <table:table-cell office:value-type="float" office:value="7562">
            <text:p>7562</text:p>
          </table:table-cell>
          <table:table-cell office:value-type="float" office:value="7611">
            <text:p>7611</text:p>
          </table:table-cell>
          <table:table-cell office:value-type="float" office:value="7545">
            <text:p>7545</text:p>
          </table:table-cell>
          <table:table-cell office:value-type="float" office:value="7430">
            <text:p>7430</text:p>
          </table:table-cell>
          <table:table-cell table:number-columns-repeated="2" office:value-type="float" office:value="9638">
            <text:p>9638</text:p>
          </table:table-cell>
          <table:table-cell office:value-type="float" office:value="9605">
            <text:p>9605</text:p>
          </table:table-cell>
          <table:table-cell office:value-type="float" office:value="9522">
            <text:p>9522</text:p>
          </table:table-cell>
          <table:table-cell office:value-type="float" office:value="9440">
            <text:p>9440</text:p>
          </table:table-cell>
          <table:table-cell office:value-type="float" office:value="9275">
            <text:p>9275</text:p>
          </table:table-cell>
          <table:table-cell table:number-columns-repeated="2" office:value-type="float" office:value="9110">
            <text:p>9110</text:p>
          </table:table-cell>
          <table:table-cell office:value-type="float" office:value="9160">
            <text:p>9160</text:p>
          </table:table-cell>
          <table:table-cell office:value-type="float" office:value="8880">
            <text:p>8880</text:p>
          </table:table-cell>
          <table:table-cell office:value-type="float" office:value="13394">
            <text:p>13394</text:p>
          </table:table-cell>
          <table:table-cell office:value-type="float" office:value="13213">
            <text:p>13213</text:p>
          </table:table-cell>
          <table:table-cell office:value-type="float" office:value="13328">
            <text:p>13328</text:p>
          </table:table-cell>
          <table:table-cell office:value-type="float" office:value="13690">
            <text:p>13690</text:p>
          </table:table-cell>
          <table:table-cell office:value-type="float" office:value="13262">
            <text:p>13262</text:p>
          </table:table-cell>
          <table:table-cell/>
          <table:table-cell table:formula="of:=SUM([.D28:.H28])/5" office:value-type="float" office:value="7489.2">
            <text:p>7489,2</text:p>
          </table:table-cell>
          <table:table-cell table:formula="of:=MAX(([.D28]-[.Y28]);([.E28]-[.Y28]);([.F28]-[.Y28]);([.G28]-[.Y28]);([.H28]-[.Y28]))" office:value-type="float" office:value="121.8">
            <text:p>121,8</text:p>
          </table:table-cell>
          <table:table-cell table:formula="of:=SUM([.I28:.M28])/5" office:value-type="float" office:value="9568.6">
            <text:p>9568,6</text:p>
          </table:table-cell>
          <table:table-cell table:formula="of:=MAX(([.I28]-[.AA28]);([.J28]-[.AA28]);([.K28]-[.AA28]);([.L28]-[.AA28]);([.M28]-[.AA28]))" office:value-type="float" office:value="69.3999999999996">
            <text:p>69,4</text:p>
          </table:table-cell>
          <table:table-cell table:formula="of:=SUM([.N28:.R28])/5" office:value-type="float" office:value="9107">
            <text:p>9107</text:p>
          </table:table-cell>
          <table:table-cell table:formula="of:=MAX(([.N28]-[.AC28]);([.O28]-[.AC28]);([.P28]-[.AC28]);([.Q28]-[.AC28]);([.R28]-[.AC28]))" office:value-type="float" office:value="168">
            <text:p>168</text:p>
          </table:table-cell>
          <table:table-cell table:formula="of:=SUM([.S28:.W28])/5" office:value-type="float" office:value="13377.4">
            <text:p>13377,4</text:p>
          </table:table-cell>
          <table:table-cell table:formula="of:=MAX(([.S28]-[.AE28]);([.T28]-[.AE28]);([.U28]-[.AE28]);([.V28]-[.AE28]);([.W28]-[.AE28]))" office:value-type="float" office:value="312.6">
            <text:p>312,6</text:p>
          </table:table-cell>
          <table:table-cell/>
          <table:table-cell table:formula="of:=([.AA28]/[.AC28])" office:value-type="float" office:value="1.05068628527506">
            <text:p>1,0506862853</text:p>
          </table:table-cell>
          <table:table-cell table:formula="of:=[.Y28]/[.AE28]" office:value-type="float" office:value="0.559839729693363">
            <text:p>0,5598397297</text:p>
          </table:table-cell>
          <table:table-cell table:formula="of:=([.AH28]-[.AI28])/([.AH28]+2*[.AI28])" office:value-type="float" office:value="0.226158451306643">
            <text:p>0,2261584513</text:p>
          </table:table-cell>
          <table:table-cell/>
          <table:table-cell table:formula="of:=(3*[.AC28]*[.AF28]*[.AA28]*[.Y28])/(2*[.AC28]*[.Y28]+[.AE28]*[.AA28])^2+(3*[.AC28]*[.AE28]*[.AA28]*[.Z28])/(2*[.AC28]*[.Y28]+[.AE28]*[.AA28])^2+(3*[.AD28]*[.AE28]*[.AA28]*[.Y28])/(2*[.AC28]*[.Y28]+[.AE28]*[.AA28])^2+(3*[.AC28]*[.AE28]*[.AB28]*[.Y28])/(2*[.AC28]*[.Y28]+[.AE28]*[.AA28])^2" office:value-type="float" office:value="0.0244745279100295">
            <text:p>0,0244745279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.02.2012</text:date>, <text:time>23:22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30T13:07:59</meta:creation-date>
    <dc:date>2012-02-12T23:10:47</dc:date>
    <dc:creator>Carolin Wille</dc:creator>
    <meta:editing-duration>PT07H10M36S</meta:editing-duration>
    <meta:editing-cycles>53</meta:editing-cycles>
    <meta:generator>OpenOffice.org/3.2$Unix OpenOffice.org_project/320m19$Build-9505</meta:generator>
    <meta:document-statistic meta:table-count="3" meta:cell-count="96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35cm" svg:height="11.863cm" xlink:href=".." chart:class="chart:scatter" chart:style-name="ch1">
        <chart:legend chart:legend-position="end" svg:x="15.416cm" svg:y="5.649cm" chart:style-name="ch2"/>
        <chart:plot-area chart:style-name="ch3" table:cell-range-address="Tabelle1.A2:Tabelle1.A28 Tabelle1.AJ2:Tabelle1.AJ28" svg:x="0.352cm" svg:y="0.237cm" svg:width="14.713cm" svg:height="11.15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J2:Tabelle1.AJ28" chart:class="chart:scatter">
            <chart:domain table:cell-range-address="Tabelle1.A2:Tabelle1.A28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3">
                <text:p text:id="Tabelle1.A2:Tabelle1.A28">12.33</text:p>
              </table:table-cell>
              <table:table-cell office:value-type="float" office:value="0.327554177550265">
                <text:p text:id="Tabelle1.AJ2:Tabelle1.AJ28">0.327554177550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8">
                <text:p>16.88</text:p>
              </table:table-cell>
              <table:table-cell office:value-type="float" office:value="0.330130267579709">
                <text:p>0.330130267579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98">
                <text:p>19.98</text:p>
              </table:table-cell>
              <table:table-cell office:value-type="float" office:value="0.335039299278859">
                <text:p>0.335039299278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3">
                <text:p>22.93</text:p>
              </table:table-cell>
              <table:table-cell office:value-type="float" office:value="0.330594272334929">
                <text:p>0.330594272334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8">
                <text:p>23.78</text:p>
              </table:table-cell>
              <table:table-cell office:value-type="float" office:value="0.313161248250086">
                <text:p>0.313161248250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28">
                <text:p>24.28</text:p>
              </table:table-cell>
              <table:table-cell office:value-type="float" office:value="0.32277504110506">
                <text:p>0.32277504110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8">
                <text:p>24.48</text:p>
              </table:table-cell>
              <table:table-cell office:value-type="float" office:value="0.324445063488515">
                <text:p>0.32444506348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5">
                <text:p>24.85</text:p>
              </table:table-cell>
              <table:table-cell office:value-type="float" office:value="0.316954151579288">
                <text:p>0.316954151579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3">
                <text:p>25.3</text:p>
              </table:table-cell>
              <table:table-cell office:value-type="float" office:value="0.32198335396448">
                <text:p>0.32198335396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8">
                <text:p>25.78</text:p>
              </table:table-cell>
              <table:table-cell office:value-type="float" office:value="0.315222240823321">
                <text:p>0.315222240823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3">
                <text:p>26.3</text:p>
              </table:table-cell>
              <table:table-cell office:value-type="float" office:value="0.311720837443191">
                <text:p>0.311720837443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9">
                <text:p>26.9</text:p>
              </table:table-cell>
              <table:table-cell office:value-type="float" office:value="0.302525063732141">
                <text:p>0.302525063732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56">
                <text:p>27.56</text:p>
              </table:table-cell>
              <table:table-cell office:value-type="float" office:value="0.301469313172905">
                <text:p>0.301469313172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23">
                <text:p>28.23</text:p>
              </table:table-cell>
              <table:table-cell office:value-type="float" office:value="0.275442031840507">
                <text:p>0.275442031840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8">
                <text:p>28.68</text:p>
              </table:table-cell>
              <table:table-cell office:value-type="float" office:value="0.252918268893895">
                <text:p>0.252918268893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26">
                <text:p>29.26</text:p>
              </table:table-cell>
              <table:table-cell office:value-type="float" office:value="0.260198430963785">
                <text:p>0.260198430963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98">
                <text:p>29.98</text:p>
              </table:table-cell>
              <table:table-cell office:value-type="float" office:value="0.242696208499703">
                <text:p>0.242696208499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72">
                <text:p>30.72</text:p>
              </table:table-cell>
              <table:table-cell office:value-type="float" office:value="0.237140302005122">
                <text:p>0.237140302005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1">
                <text:p>31.41</text:p>
              </table:table-cell>
              <table:table-cell office:value-type="float" office:value="0.260065696886041">
                <text:p>0.260065696886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39">
                <text:p>31.39</text:p>
              </table:table-cell>
              <table:table-cell office:value-type="float" office:value="0.258714635095696">
                <text:p>0.258714635095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08">
                <text:p>32.08</text:p>
              </table:table-cell>
              <table:table-cell office:value-type="float" office:value="0.253995888674718">
                <text:p>0.253995888674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89">
                <text:p>32.89</text:p>
              </table:table-cell>
              <table:table-cell office:value-type="float" office:value="0.241564840395037">
                <text:p>0.241564840395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86">
                <text:p>33.86</text:p>
              </table:table-cell>
              <table:table-cell office:value-type="float" office:value="0.23714249375198">
                <text:p>0.23714249375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29">
                <text:p>35.29</text:p>
              </table:table-cell>
              <table:table-cell office:value-type="float" office:value="0.248393264795595">
                <text:p>0.248393264795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28">
                <text:p>37.28</text:p>
              </table:table-cell>
              <table:table-cell office:value-type="float" office:value="0.182734857535151">
                <text:p>0.182734857535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69">
                <text:p>37.69</text:p>
              </table:table-cell>
              <table:table-cell office:value-type="float" office:value="0.203239966783614">
                <text:p>0.203239966783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8">
                <text:p>38.8</text:p>
              </table:table-cell>
              <table:table-cell office:value-type="float" office:value="0.226158451306643">
                <text:p>0.226158451306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